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12.039cm"/>
    </style:style>
    <style:style style:name="co3" style:family="table-column">
      <style:table-column-properties fo:break-before="auto" style:column-width="0.783cm"/>
    </style:style>
    <style:style style:name="co4" style:family="table-column">
      <style:table-column-properties fo:break-before="auto" style:column-width="1.67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PageStyle_5f_BIC-lijst">
      <style:table-properties table:display="true" style:writing-mode="lr-tb"/>
    </style:style>
    <style:style style:name="ce1" style:family="table-cell" style:parent-style-name="Default">
      <style:table-cell-properties fo:background-color="#53ace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53ace6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c3e2f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7.858cm" style:writing-mode="page"/>
      <style:text-properties fo:color="#000000" style:text-outline="false" style:text-line-through-style="none" style:text-line-through-type="none" style:font-name="Arial" fo:font-size="9.5pt" fo:font-style="normal" fo:text-shadow="none" style:text-underline-style="none" fo:font-weight="normal" style:font-size-asian="9.5pt" style:font-style-asian="normal" style:font-weight-asian="normal" style:font-name-complex="Arial" style:font-size-complex="9.5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C-lijs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aatste update: 23-07-2020</text:p>
          </table:table-cell>
          <table:covered-table-cell table:number-columns-repeated="2" table:style-name="ce1"/>
          <table:table-cell table:style-name="ce7"/>
          <table:table-cell table:style-name="ce9"/>
          <table:table-cell table:style-name="ce7" table:number-columns-repeated="1019"/>
        </table:table-row>
        <table:table-row table:style-name="ro2">
          <table:table-cell table:style-name="ce2" office:value-type="string" calcext:value-type="string">
            <text:p>BIC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Naam betaaldienstverlener</text:p>
          </table:table-cell>
          <table:table-cell/>
          <table:table-cell table:style-name="ce10"/>
          <table:table-cell table:number-columns-repeated="1019"/>
        </table:table-row>
        <table:table-row table:style-name="ro3">
          <table:table-cell table:style-name="ce3" office:value-type="string" calcext:value-type="string">
            <text:p>ABNANL2A</text:p>
          </table:table-cell>
          <table:table-cell table:style-name="ce3" office:value-type="string" calcext:value-type="string">
            <text:p>ABNA</text:p>
          </table:table-cell>
          <table:table-cell table:style-name="ce3" office:value-type="string" calcext:value-type="string">
            <text:p>ABN AMRO BANK </text:p>
          </table:table-cell>
          <table:table-cell table:number-columns-repeated="2"/>
          <table:table-cell table:formula="of:=CONCATENATE(&quot;{ &quot;&quot;id&quot;&quot;: &quot;;0;&quot;, &quot;&quot;bank&quot;&quot;: &quot;&quot;&quot;;[.C3];&quot;&quot;&quot;, &quot;&quot;city&quot;&quot;: &quot;&quot;&quot;;[.D3];&quot;&quot;&quot;, &quot;&quot;bank_code&quot;&quot;: &quot;&quot;&quot;;[.B3];&quot;&quot;&quot;, &quot;&quot;swift_code&quot;&quot;: &quot;&quot;&quot;;TRIM([.A3]);&quot;&quot;&quot; },&quot;)" office:value-type="string" office:string-value="{ &quot;id&quot;: 0, &quot;bank&quot;: &quot;ABN AMRO BANK &quot;, &quot;city&quot;: &quot;&quot;, &quot;bank_code&quot;: &quot;ABNA&quot;, &quot;swift_code&quot;: &quot;ABNANL2A&quot; }," calcext:value-type="string">
            <text:p>{ "id": 0, "bank": "ABN AMRO BANK ", "city": "", "bank_code": "ABNA", "swift_code": "ABNANL2A" },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ABNANL2A</text:p>
          </table:table-cell>
          <table:table-cell table:style-name="ce5" office:value-type="string" calcext:value-type="string">
            <text:p>FTSB</text:p>
          </table:table-cell>
          <table:table-cell table:style-name="ce5" office:value-type="string" calcext:value-type="string">
            <text:p>ABN AMRO (ex FORTIS)</text:p>
          </table:table-cell>
          <table:table-cell table:number-columns-repeated="2"/>
          <table:table-cell table:formula="of:=CONCATENATE(&quot;{ &quot;&quot;id&quot;&quot;: &quot;;0;&quot;, &quot;&quot;bank&quot;&quot;: &quot;&quot;&quot;;[.C4];&quot;&quot;&quot;, &quot;&quot;city&quot;&quot;: &quot;&quot;&quot;;[.D4];&quot;&quot;&quot;, &quot;&quot;bank_code&quot;&quot;: &quot;&quot;&quot;;[.B4];&quot;&quot;&quot;, &quot;&quot;swift_code&quot;&quot;: &quot;&quot;&quot;;TRIM([.A4]);&quot;&quot;&quot; },&quot;)" office:value-type="string" office:string-value="{ &quot;id&quot;: 0, &quot;bank&quot;: &quot;ABN AMRO (ex FORTIS)&quot;, &quot;city&quot;: &quot;&quot;, &quot;bank_code&quot;: &quot;FTSB&quot;, &quot;swift_code&quot;: &quot;ABNANL2A&quot; }," calcext:value-type="string">
            <text:p>{ "id": 0, "bank": "ABN AMRO (ex FORTIS)", "city": "", "bank_code": "FTSB", "swift_code": "ABNA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BNCNL2A</text:p>
          </table:table-cell>
          <table:table-cell table:style-name="ce3" office:value-type="string" calcext:value-type="string">
            <text:p>ABNC</text:p>
          </table:table-cell>
          <table:table-cell table:style-name="ce3" office:value-type="string" calcext:value-type="string">
            <text:p>ABN AMRO Clearing Bank N.V.</text:p>
          </table:table-cell>
          <table:table-cell table:number-columns-repeated="2"/>
          <table:table-cell table:formula="of:=CONCATENATE(&quot;{ &quot;&quot;id&quot;&quot;: &quot;;0;&quot;, &quot;&quot;bank&quot;&quot;: &quot;&quot;&quot;;[.C5];&quot;&quot;&quot;, &quot;&quot;city&quot;&quot;: &quot;&quot;&quot;;[.D5];&quot;&quot;&quot;, &quot;&quot;bank_code&quot;&quot;: &quot;&quot;&quot;;[.B5];&quot;&quot;&quot;, &quot;&quot;swift_code&quot;&quot;: &quot;&quot;&quot;;TRIM([.A5]);&quot;&quot;&quot; },&quot;)" office:value-type="string" office:string-value="{ &quot;id&quot;: 0, &quot;bank&quot;: &quot;ABN AMRO Clearing Bank N.V.&quot;, &quot;city&quot;: &quot;&quot;, &quot;bank_code&quot;: &quot;ABNC&quot;, &quot;swift_code&quot;: &quot;ABNCNL2A&quot; }," calcext:value-type="string">
            <text:p>{ "id": 0, "bank": "ABN AMRO Clearing Bank N.V.", "city": "", "bank_code": "ABNC", "swift_code": "ABNC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DYBNL2A</text:p>
          </table:table-cell>
          <table:table-cell table:style-name="ce4" office:value-type="string" calcext:value-type="string">
            <text:p>ADYB</text:p>
          </table:table-cell>
          <table:table-cell table:style-name="ce5" office:value-type="string" calcext:value-type="string">
            <text:p>ADYEN</text:p>
          </table:table-cell>
          <table:table-cell table:number-columns-repeated="2"/>
          <table:table-cell table:formula="of:=CONCATENATE(&quot;{ &quot;&quot;id&quot;&quot;: &quot;;0;&quot;, &quot;&quot;bank&quot;&quot;: &quot;&quot;&quot;;[.C6];&quot;&quot;&quot;, &quot;&quot;city&quot;&quot;: &quot;&quot;&quot;;[.D6];&quot;&quot;&quot;, &quot;&quot;bank_code&quot;&quot;: &quot;&quot;&quot;;[.B6];&quot;&quot;&quot;, &quot;&quot;swift_code&quot;&quot;: &quot;&quot;&quot;;TRIM([.A6]);&quot;&quot;&quot; },&quot;)" office:value-type="string" office:string-value="{ &quot;id&quot;: 0, &quot;bank&quot;: &quot;ADYEN&quot;, &quot;city&quot;: &quot;&quot;, &quot;bank_code&quot;: &quot;ADYB&quot;, &quot;swift_code&quot;: &quot;ADYBNL2A&quot; }," calcext:value-type="string">
            <text:p>{ "id": 0, "bank": "ADYEN", "city": "", "bank_code": "ADYB", "swift_code": "ADYB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EGONL2U</text:p>
          </table:table-cell>
          <table:table-cell table:style-name="ce3" office:value-type="string" calcext:value-type="string">
            <text:p>AEGO</text:p>
          </table:table-cell>
          <table:table-cell table:style-name="ce3" office:value-type="string" calcext:value-type="string">
            <text:p>AEGON BANK </text:p>
          </table:table-cell>
          <table:table-cell table:number-columns-repeated="2"/>
          <table:table-cell table:formula="of:=CONCATENATE(&quot;{ &quot;&quot;id&quot;&quot;: &quot;;0;&quot;, &quot;&quot;bank&quot;&quot;: &quot;&quot;&quot;;[.C7];&quot;&quot;&quot;, &quot;&quot;city&quot;&quot;: &quot;&quot;&quot;;[.D7];&quot;&quot;&quot;, &quot;&quot;bank_code&quot;&quot;: &quot;&quot;&quot;;[.B7];&quot;&quot;&quot;, &quot;&quot;swift_code&quot;&quot;: &quot;&quot;&quot;;TRIM([.A7]);&quot;&quot;&quot; },&quot;)" office:value-type="string" office:string-value="{ &quot;id&quot;: 0, &quot;bank&quot;: &quot;AEGON BANK &quot;, &quot;city&quot;: &quot;&quot;, &quot;bank_code&quot;: &quot;AEGO&quot;, &quot;swift_code&quot;: &quot;AEGONL2U&quot; }," calcext:value-type="string">
            <text:p>{ "id": 0, "bank": "AEGON BANK ", "city": "", "bank_code": "AEGO", "swift_code": "AEGONL2U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NDLNL2A</text:p>
          </table:table-cell>
          <table:table-cell table:style-name="ce4" office:value-type="string" calcext:value-type="string">
            <text:p>ANDL</text:p>
          </table:table-cell>
          <table:table-cell table:style-name="ce5" office:value-type="string" calcext:value-type="string">
            <text:p>ANADOLUBANK</text:p>
          </table:table-cell>
          <table:table-cell table:number-columns-repeated="2"/>
          <table:table-cell table:formula="of:=CONCATENATE(&quot;{ &quot;&quot;id&quot;&quot;: &quot;;0;&quot;, &quot;&quot;bank&quot;&quot;: &quot;&quot;&quot;;[.C8];&quot;&quot;&quot;, &quot;&quot;city&quot;&quot;: &quot;&quot;&quot;;[.D8];&quot;&quot;&quot;, &quot;&quot;bank_code&quot;&quot;: &quot;&quot;&quot;;[.B8];&quot;&quot;&quot;, &quot;&quot;swift_code&quot;&quot;: &quot;&quot;&quot;;TRIM([.A8]);&quot;&quot;&quot; },&quot;)" office:value-type="string" office:string-value="{ &quot;id&quot;: 0, &quot;bank&quot;: &quot;ANADOLUBANK&quot;, &quot;city&quot;: &quot;&quot;, &quot;bank_code&quot;: &quot;ANDL&quot;, &quot;swift_code&quot;: &quot;ANDLNL2A&quot; }," calcext:value-type="string">
            <text:p>{ "id": 0, "bank": "ANADOLUBANK", "city": "", "bank_code": "ANDL", "swift_code": "ANDL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RBNNL22</text:p>
          </table:table-cell>
          <table:table-cell table:style-name="ce3" office:value-type="string" calcext:value-type="string">
            <text:p>ARBN</text:p>
          </table:table-cell>
          <table:table-cell table:style-name="ce3" office:value-type="string" calcext:value-type="string">
            <text:p>ACHMEA BANK </text:p>
          </table:table-cell>
          <table:table-cell table:number-columns-repeated="2"/>
          <table:table-cell table:formula="of:=CONCATENATE(&quot;{ &quot;&quot;id&quot;&quot;: &quot;;0;&quot;, &quot;&quot;bank&quot;&quot;: &quot;&quot;&quot;;[.C9];&quot;&quot;&quot;, &quot;&quot;city&quot;&quot;: &quot;&quot;&quot;;[.D9];&quot;&quot;&quot;, &quot;&quot;bank_code&quot;&quot;: &quot;&quot;&quot;;[.B9];&quot;&quot;&quot;, &quot;&quot;swift_code&quot;&quot;: &quot;&quot;&quot;;TRIM([.A9]);&quot;&quot;&quot; },&quot;)" office:value-type="string" office:string-value="{ &quot;id&quot;: 0, &quot;bank&quot;: &quot;ACHMEA BANK &quot;, &quot;city&quot;: &quot;&quot;, &quot;bank_code&quot;: &quot;ARBN&quot;, &quot;swift_code&quot;: &quot;ARBNNL22&quot; }," calcext:value-type="string">
            <text:p>{ "id": 0, "bank": "ACHMEA BANK ", "city": "", "bank_code": "ARBN", "swift_code": "ARBNNL22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RSNNL21</text:p>
          </table:table-cell>
          <table:table-cell table:style-name="ce4" office:value-type="string" calcext:value-type="string">
            <text:p>ARSN</text:p>
          </table:table-cell>
          <table:table-cell table:style-name="ce5" office:value-type="string" calcext:value-type="string">
            <text:p>ARGENTA SPAARBANK </text:p>
          </table:table-cell>
          <table:table-cell table:number-columns-repeated="2"/>
          <table:table-cell table:formula="of:=CONCATENATE(&quot;{ &quot;&quot;id&quot;&quot;: &quot;;0;&quot;, &quot;&quot;bank&quot;&quot;: &quot;&quot;&quot;;[.C10];&quot;&quot;&quot;, &quot;&quot;city&quot;&quot;: &quot;&quot;&quot;;[.D10];&quot;&quot;&quot;, &quot;&quot;bank_code&quot;&quot;: &quot;&quot;&quot;;[.B10];&quot;&quot;&quot;, &quot;&quot;swift_code&quot;&quot;: &quot;&quot;&quot;;TRIM([.A10]);&quot;&quot;&quot; },&quot;)" office:value-type="string" office:string-value="{ &quot;id&quot;: 0, &quot;bank&quot;: &quot;ARGENTA SPAARBANK &quot;, &quot;city&quot;: &quot;&quot;, &quot;bank_code&quot;: &quot;ARSN&quot;, &quot;swift_code&quot;: &quot;ARSNNL21&quot; }," calcext:value-type="string">
            <text:p>{ "id": 0, "bank": "ARGENTA SPAARBANK ", "city": "", "bank_code": "ARSN", "swift_code": "ARSNNL21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SNBNL21</text:p>
          </table:table-cell>
          <table:table-cell table:style-name="ce3" office:value-type="string" calcext:value-type="string">
            <text:p>ASNB</text:p>
          </table:table-cell>
          <table:table-cell table:style-name="ce3" office:value-type="string" calcext:value-type="string">
            <text:p>ASN BANK</text:p>
          </table:table-cell>
          <table:table-cell table:number-columns-repeated="2"/>
          <table:table-cell table:formula="of:=CONCATENATE(&quot;{ &quot;&quot;id&quot;&quot;: &quot;;0;&quot;, &quot;&quot;bank&quot;&quot;: &quot;&quot;&quot;;[.C11];&quot;&quot;&quot;, &quot;&quot;city&quot;&quot;: &quot;&quot;&quot;;[.D11];&quot;&quot;&quot;, &quot;&quot;bank_code&quot;&quot;: &quot;&quot;&quot;;[.B11];&quot;&quot;&quot;, &quot;&quot;swift_code&quot;&quot;: &quot;&quot;&quot;;TRIM([.A11]);&quot;&quot;&quot; },&quot;)" office:value-type="string" office:string-value="{ &quot;id&quot;: 0, &quot;bank&quot;: &quot;ASN BANK&quot;, &quot;city&quot;: &quot;&quot;, &quot;bank_code&quot;: &quot;ASNB&quot;, &quot;swift_code&quot;: &quot;ASNBNL21&quot; }," calcext:value-type="string">
            <text:p>{ "id": 0, "bank": "ASN BANK", "city": "", "bank_code": "ASNB", "swift_code": "ASNBNL21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ATBANL2A</text:p>
          </table:table-cell>
          <table:table-cell table:style-name="ce4" office:value-type="string" calcext:value-type="string">
            <text:p>ATBA</text:p>
          </table:table-cell>
          <table:table-cell table:style-name="ce5" office:value-type="string" calcext:value-type="string">
            <text:p>AMSTERDAM TRADE BANK</text:p>
          </table:table-cell>
          <table:table-cell table:number-columns-repeated="2"/>
          <table:table-cell table:formula="of:=CONCATENATE(&quot;{ &quot;&quot;id&quot;&quot;: &quot;;0;&quot;, &quot;&quot;bank&quot;&quot;: &quot;&quot;&quot;;[.C12];&quot;&quot;&quot;, &quot;&quot;city&quot;&quot;: &quot;&quot;&quot;;[.D12];&quot;&quot;&quot;, &quot;&quot;bank_code&quot;&quot;: &quot;&quot;&quot;;[.B12];&quot;&quot;&quot;, &quot;&quot;swift_code&quot;&quot;: &quot;&quot;&quot;;TRIM([.A12]);&quot;&quot;&quot; },&quot;)" office:value-type="string" office:string-value="{ &quot;id&quot;: 0, &quot;bank&quot;: &quot;AMSTERDAM TRADE BANK&quot;, &quot;city&quot;: &quot;&quot;, &quot;bank_code&quot;: &quot;ATBA&quot;, &quot;swift_code&quot;: &quot;ATBANL2A&quot; }," calcext:value-type="string">
            <text:p>{ "id": 0, "bank": "AMSTERDAM TRADE BANK", "city": "", "bank_code": "ATBA", "swift_code": "ATBA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ARCNL22</text:p>
          </table:table-cell>
          <table:table-cell table:style-name="ce3" office:value-type="string" calcext:value-type="string">
            <text:p>BARC</text:p>
          </table:table-cell>
          <table:table-cell table:style-name="ce3" office:value-type="string" calcext:value-type="string">
            <text:p>BARCLAYS BANK</text:p>
          </table:table-cell>
          <table:table-cell table:number-columns-repeated="2"/>
          <table:table-cell table:formula="of:=CONCATENATE(&quot;{ &quot;&quot;id&quot;&quot;: &quot;;0;&quot;, &quot;&quot;bank&quot;&quot;: &quot;&quot;&quot;;[.C13];&quot;&quot;&quot;, &quot;&quot;city&quot;&quot;: &quot;&quot;&quot;;[.D13];&quot;&quot;&quot;, &quot;&quot;bank_code&quot;&quot;: &quot;&quot;&quot;;[.B13];&quot;&quot;&quot;, &quot;&quot;swift_code&quot;&quot;: &quot;&quot;&quot;;TRIM([.A13]);&quot;&quot;&quot; },&quot;)" office:value-type="string" office:string-value="{ &quot;id&quot;: 0, &quot;bank&quot;: &quot;BARCLAYS BANK&quot;, &quot;city&quot;: &quot;&quot;, &quot;bank_code&quot;: &quot;BARC&quot;, &quot;swift_code&quot;: &quot;BARCNL22&quot; }," calcext:value-type="string">
            <text:p>{ "id": 0, "bank": "BARCLAYS BANK", "city": "", "bank_code": "BARC", "swift_code": "BARCNL22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CDMNL22</text:p>
          </table:table-cell>
          <table:table-cell table:style-name="ce4" office:value-type="string" calcext:value-type="string">
            <text:p>BCDM</text:p>
          </table:table-cell>
          <table:table-cell table:style-name="ce5" office:value-type="string" calcext:value-type="string">
            <text:p>BANQUE CHAABI DU MAROC</text:p>
          </table:table-cell>
          <table:table-cell table:number-columns-repeated="2"/>
          <table:table-cell table:formula="of:=CONCATENATE(&quot;{ &quot;&quot;id&quot;&quot;: &quot;;0;&quot;, &quot;&quot;bank&quot;&quot;: &quot;&quot;&quot;;[.C14];&quot;&quot;&quot;, &quot;&quot;city&quot;&quot;: &quot;&quot;&quot;;[.D14];&quot;&quot;&quot;, &quot;&quot;bank_code&quot;&quot;: &quot;&quot;&quot;;[.B14];&quot;&quot;&quot;, &quot;&quot;swift_code&quot;&quot;: &quot;&quot;&quot;;TRIM([.A14]);&quot;&quot;&quot; },&quot;)" office:value-type="string" office:string-value="{ &quot;id&quot;: 0, &quot;bank&quot;: &quot;BANQUE CHAABI DU MAROC&quot;, &quot;city&quot;: &quot;&quot;, &quot;bank_code&quot;: &quot;BCDM&quot;, &quot;swift_code&quot;: &quot;BCDMNL22&quot; }," calcext:value-type="string">
            <text:p>{ "id": 0, "bank": "BANQUE CHAABI DU MAROC", "city": "", "bank_code": "BCDM", "swift_code": "BCDMNL22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CITNL2A</text:p>
          </table:table-cell>
          <table:table-cell table:style-name="ce3" office:value-type="string" calcext:value-type="string">
            <text:p>BCIT</text:p>
          </table:table-cell>
          <table:table-cell table:style-name="ce3" office:value-type="string" calcext:value-type="string">
            <text:p>INTESA SANPAOLO</text:p>
          </table:table-cell>
          <table:table-cell table:number-columns-repeated="2"/>
          <table:table-cell table:formula="of:=CONCATENATE(&quot;{ &quot;&quot;id&quot;&quot;: &quot;;0;&quot;, &quot;&quot;bank&quot;&quot;: &quot;&quot;&quot;;[.C15];&quot;&quot;&quot;, &quot;&quot;city&quot;&quot;: &quot;&quot;&quot;;[.D15];&quot;&quot;&quot;, &quot;&quot;bank_code&quot;&quot;: &quot;&quot;&quot;;[.B15];&quot;&quot;&quot;, &quot;&quot;swift_code&quot;&quot;: &quot;&quot;&quot;;TRIM([.A15]);&quot;&quot;&quot; },&quot;)" office:value-type="string" office:string-value="{ &quot;id&quot;: 0, &quot;bank&quot;: &quot;INTESA SANPAOLO&quot;, &quot;city&quot;: &quot;&quot;, &quot;bank_code&quot;: &quot;BCIT&quot;, &quot;swift_code&quot;: &quot;BCITNL2A&quot; }," calcext:value-type="string">
            <text:p>{ "id": 0, "bank": "INTESA SANPAOLO", "city": "", "bank_code": "BCIT", "swift_code": "BCITNL2A" },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BICKNL2A</text:p>
          </table:table-cell>
          <table:table-cell table:style-name="ce4" office:value-type="string" calcext:value-type="string">
            <text:p>BICK</text:p>
          </table:table-cell>
          <table:table-cell table:style-name="ce4" office:value-type="string" calcext:value-type="string">
            <text:p>BINCKBANK </text:p>
          </table:table-cell>
          <table:table-cell table:number-columns-repeated="2"/>
          <table:table-cell table:formula="of:=CONCATENATE(&quot;{ &quot;&quot;id&quot;&quot;: &quot;;0;&quot;, &quot;&quot;bank&quot;&quot;: &quot;&quot;&quot;;[.C16];&quot;&quot;&quot;, &quot;&quot;city&quot;&quot;: &quot;&quot;&quot;;[.D16];&quot;&quot;&quot;, &quot;&quot;bank_code&quot;&quot;: &quot;&quot;&quot;;[.B16];&quot;&quot;&quot;, &quot;&quot;swift_code&quot;&quot;: &quot;&quot;&quot;;TRIM([.A16]);&quot;&quot;&quot; },&quot;)" office:value-type="string" office:string-value="{ &quot;id&quot;: 0, &quot;bank&quot;: &quot;BINCKBANK &quot;, &quot;city&quot;: &quot;&quot;, &quot;bank_code&quot;: &quot;BICK&quot;, &quot;swift_code&quot;: &quot;BICKNL2A&quot; }," calcext:value-type="string">
            <text:p>{ "id": 0, "bank": "BINCKBANK ", "city": "", "bank_code": "BICK", "swift_code": "BICK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INKNL21</text:p>
          </table:table-cell>
          <table:table-cell table:style-name="ce3" office:value-type="string" calcext:value-type="string">
            <text:p>BINK</text:p>
          </table:table-cell>
          <table:table-cell table:style-name="ce3" office:value-type="string" calcext:value-type="string">
            <text:p>BINCKBANK, PROF</text:p>
          </table:table-cell>
          <table:table-cell table:number-columns-repeated="2"/>
          <table:table-cell table:formula="of:=CONCATENATE(&quot;{ &quot;&quot;id&quot;&quot;: &quot;;0;&quot;, &quot;&quot;bank&quot;&quot;: &quot;&quot;&quot;;[.C17];&quot;&quot;&quot;, &quot;&quot;city&quot;&quot;: &quot;&quot;&quot;;[.D17];&quot;&quot;&quot;, &quot;&quot;bank_code&quot;&quot;: &quot;&quot;&quot;;[.B17];&quot;&quot;&quot;, &quot;&quot;swift_code&quot;&quot;: &quot;&quot;&quot;;TRIM([.A17]);&quot;&quot;&quot; },&quot;)" office:value-type="string" office:string-value="{ &quot;id&quot;: 0, &quot;bank&quot;: &quot;BINCKBANK, PROF&quot;, &quot;city&quot;: &quot;&quot;, &quot;bank_code&quot;: &quot;BINK&quot;, &quot;swift_code&quot;: &quot;BINKNL21&quot; }," calcext:value-type="string">
            <text:p>{ "id": 0, "bank": "BINCKBANK, PROF", "city": "", "bank_code": "BINK", "swift_code": "BINKNL21" },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BITSNL2A</text:p>
          </table:table-cell>
          <table:table-cell table:style-name="ce4" office:value-type="string" calcext:value-type="string">
            <text:p>BITS</text:p>
          </table:table-cell>
          <table:table-cell table:style-name="ce4" office:value-type="string" calcext:value-type="string">
            <text:p>BITSAFE PAYMENTS</text:p>
          </table:table-cell>
          <table:table-cell table:number-columns-repeated="2"/>
          <table:table-cell table:formula="of:=CONCATENATE(&quot;{ &quot;&quot;id&quot;&quot;: &quot;;0;&quot;, &quot;&quot;bank&quot;&quot;: &quot;&quot;&quot;;[.C18];&quot;&quot;&quot;, &quot;&quot;city&quot;&quot;: &quot;&quot;&quot;;[.D18];&quot;&quot;&quot;, &quot;&quot;bank_code&quot;&quot;: &quot;&quot;&quot;;[.B18];&quot;&quot;&quot;, &quot;&quot;swift_code&quot;&quot;: &quot;&quot;&quot;;TRIM([.A18]);&quot;&quot;&quot; },&quot;)" office:value-type="string" office:string-value="{ &quot;id&quot;: 0, &quot;bank&quot;: &quot;BITSAFE PAYMENTS&quot;, &quot;city&quot;: &quot;&quot;, &quot;bank_code&quot;: &quot;BITS&quot;, &quot;swift_code&quot;: &quot;BITSNL2A&quot; }," calcext:value-type="string">
            <text:p>{ "id": 0, "bank": "BITSAFE PAYMENTS", "city": "", "bank_code": "BITS", "swift_code": "BITS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KCHNL2R</text:p>
          </table:table-cell>
          <table:table-cell table:style-name="ce3" office:value-type="string" calcext:value-type="string">
            <text:p>BKCH</text:p>
          </table:table-cell>
          <table:table-cell table:style-name="ce3" office:value-type="string" calcext:value-type="string">
            <text:p>BANK OF CHINA</text:p>
          </table:table-cell>
          <table:table-cell table:number-columns-repeated="2"/>
          <table:table-cell table:formula="of:=CONCATENATE(&quot;{ &quot;&quot;id&quot;&quot;: &quot;;0;&quot;, &quot;&quot;bank&quot;&quot;: &quot;&quot;&quot;;[.C19];&quot;&quot;&quot;, &quot;&quot;city&quot;&quot;: &quot;&quot;&quot;;[.D19];&quot;&quot;&quot;, &quot;&quot;bank_code&quot;&quot;: &quot;&quot;&quot;;[.B19];&quot;&quot;&quot;, &quot;&quot;swift_code&quot;&quot;: &quot;&quot;&quot;;TRIM([.A19]);&quot;&quot;&quot; },&quot;)" office:value-type="string" office:string-value="{ &quot;id&quot;: 0, &quot;bank&quot;: &quot;BANK OF CHINA&quot;, &quot;city&quot;: &quot;&quot;, &quot;bank_code&quot;: &quot;BKCH&quot;, &quot;swift_code&quot;: &quot;BKCHNL2R&quot; }," calcext:value-type="string">
            <text:p>{ "id": 0, "bank": "BANK OF CHINA", "city": "", "bank_code": "BKCH", "swift_code": "BKCHNL2R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KMGNL2A</text:p>
          </table:table-cell>
          <table:table-cell table:style-name="ce4" office:value-type="string" calcext:value-type="string">
            <text:p>BKMG</text:p>
          </table:table-cell>
          <table:table-cell table:style-name="ce5" office:value-type="string" calcext:value-type="string">
            <text:p>BANK MENDES GANS</text:p>
          </table:table-cell>
          <table:table-cell table:number-columns-repeated="2"/>
          <table:table-cell table:formula="of:=CONCATENATE(&quot;{ &quot;&quot;id&quot;&quot;: &quot;;0;&quot;, &quot;&quot;bank&quot;&quot;: &quot;&quot;&quot;;[.C20];&quot;&quot;&quot;, &quot;&quot;city&quot;&quot;: &quot;&quot;&quot;;[.D20];&quot;&quot;&quot;, &quot;&quot;bank_code&quot;&quot;: &quot;&quot;&quot;;[.B20];&quot;&quot;&quot;, &quot;&quot;swift_code&quot;&quot;: &quot;&quot;&quot;;TRIM([.A20]);&quot;&quot;&quot; },&quot;)" office:value-type="string" office:string-value="{ &quot;id&quot;: 0, &quot;bank&quot;: &quot;BANK MENDES GANS&quot;, &quot;city&quot;: &quot;&quot;, &quot;bank_code&quot;: &quot;BKMG&quot;, &quot;swift_code&quot;: &quot;BKMGNL2A&quot; }," calcext:value-type="string">
            <text:p>{ "id": 0, "bank": "BANK MENDES GANS", "city": "", "bank_code": "BKMG", "swift_code": "BKMG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LGWNL21</text:p>
          </table:table-cell>
          <table:table-cell table:style-name="ce3" office:value-type="string" calcext:value-type="string">
            <text:p>BLGW</text:p>
          </table:table-cell>
          <table:table-cell table:style-name="ce3" office:value-type="string" calcext:value-type="string">
            <text:p>BLG WONEN</text:p>
          </table:table-cell>
          <table:table-cell table:number-columns-repeated="2"/>
          <table:table-cell table:formula="of:=CONCATENATE(&quot;{ &quot;&quot;id&quot;&quot;: &quot;;0;&quot;, &quot;&quot;bank&quot;&quot;: &quot;&quot;&quot;;[.C21];&quot;&quot;&quot;, &quot;&quot;city&quot;&quot;: &quot;&quot;&quot;;[.D21];&quot;&quot;&quot;, &quot;&quot;bank_code&quot;&quot;: &quot;&quot;&quot;;[.B21];&quot;&quot;&quot;, &quot;&quot;swift_code&quot;&quot;: &quot;&quot;&quot;;TRIM([.A21]);&quot;&quot;&quot; },&quot;)" office:value-type="string" office:string-value="{ &quot;id&quot;: 0, &quot;bank&quot;: &quot;BLG WONEN&quot;, &quot;city&quot;: &quot;&quot;, &quot;bank_code&quot;: &quot;BLGW&quot;, &quot;swift_code&quot;: &quot;BLGWNL21&quot; }," calcext:value-type="string">
            <text:p>{ "id": 0, "bank": "BLG WONEN", "city": "", "bank_code": "BLGW", "swift_code": "BLGWNL21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MEUNL21</text:p>
          </table:table-cell>
          <table:table-cell table:style-name="ce4" office:value-type="string" calcext:value-type="string">
            <text:p>BMEU</text:p>
          </table:table-cell>
          <table:table-cell table:style-name="ce5" office:value-type="string" calcext:value-type="string">
            <text:p>BMCE EUROSERVICES</text:p>
          </table:table-cell>
          <table:table-cell table:number-columns-repeated="2"/>
          <table:table-cell table:formula="of:=CONCATENATE(&quot;{ &quot;&quot;id&quot;&quot;: &quot;;0;&quot;, &quot;&quot;bank&quot;&quot;: &quot;&quot;&quot;;[.C22];&quot;&quot;&quot;, &quot;&quot;city&quot;&quot;: &quot;&quot;&quot;;[.D22];&quot;&quot;&quot;, &quot;&quot;bank_code&quot;&quot;: &quot;&quot;&quot;;[.B22];&quot;&quot;&quot;, &quot;&quot;swift_code&quot;&quot;: &quot;&quot;&quot;;TRIM([.A22]);&quot;&quot;&quot; },&quot;)" office:value-type="string" office:string-value="{ &quot;id&quot;: 0, &quot;bank&quot;: &quot;BMCE EUROSERVICES&quot;, &quot;city&quot;: &quot;&quot;, &quot;bank_code&quot;: &quot;BMEU&quot;, &quot;swift_code&quot;: &quot;BMEUNL21&quot; }," calcext:value-type="string">
            <text:p>{ "id": 0, "bank": "BMCE EUROSERVICES", "city": "", "bank_code": "BMEU", "swift_code": "BMEUNL21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NDANL2A</text:p>
          </table:table-cell>
          <table:table-cell table:style-name="ce3" office:value-type="string" calcext:value-type="string">
            <text:p>BNDA</text:p>
          </table:table-cell>
          <table:table-cell table:style-name="ce3" office:value-type="string" calcext:value-type="string">
            <text:p>BRAND NEW DAY BANK</text:p>
          </table:table-cell>
          <table:table-cell table:number-columns-repeated="2"/>
          <table:table-cell table:formula="of:=CONCATENATE(&quot;{ &quot;&quot;id&quot;&quot;: &quot;;0;&quot;, &quot;&quot;bank&quot;&quot;: &quot;&quot;&quot;;[.C23];&quot;&quot;&quot;, &quot;&quot;city&quot;&quot;: &quot;&quot;&quot;;[.D23];&quot;&quot;&quot;, &quot;&quot;bank_code&quot;&quot;: &quot;&quot;&quot;;[.B23];&quot;&quot;&quot;, &quot;&quot;swift_code&quot;&quot;: &quot;&quot;&quot;;TRIM([.A23]);&quot;&quot;&quot; },&quot;)" office:value-type="string" office:string-value="{ &quot;id&quot;: 0, &quot;bank&quot;: &quot;BRAND NEW DAY BANK&quot;, &quot;city&quot;: &quot;&quot;, &quot;bank_code&quot;: &quot;BNDA&quot;, &quot;swift_code&quot;: &quot;BNDANL2A&quot; }," calcext:value-type="string">
            <text:p>{ "id": 0, "bank": "BRAND NEW DAY BANK", "city": "", "bank_code": "BNDA", "swift_code": "BNDA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NGHNL2G</text:p>
          </table:table-cell>
          <table:table-cell table:style-name="ce4" office:value-type="string" calcext:value-type="string">
            <text:p>BNGH</text:p>
          </table:table-cell>
          <table:table-cell table:style-name="ce5" office:value-type="string" calcext:value-type="string">
            <text:p>BANK NEDERLANDSE GEMEENTEN</text:p>
          </table:table-cell>
          <table:table-cell table:number-columns-repeated="2"/>
          <table:table-cell table:formula="of:=CONCATENATE(&quot;{ &quot;&quot;id&quot;&quot;: &quot;;0;&quot;, &quot;&quot;bank&quot;&quot;: &quot;&quot;&quot;;[.C24];&quot;&quot;&quot;, &quot;&quot;city&quot;&quot;: &quot;&quot;&quot;;[.D24];&quot;&quot;&quot;, &quot;&quot;bank_code&quot;&quot;: &quot;&quot;&quot;;[.B24];&quot;&quot;&quot;, &quot;&quot;swift_code&quot;&quot;: &quot;&quot;&quot;;TRIM([.A24]);&quot;&quot;&quot; },&quot;)" office:value-type="string" office:string-value="{ &quot;id&quot;: 0, &quot;bank&quot;: &quot;BANK NEDERLANDSE GEMEENTEN&quot;, &quot;city&quot;: &quot;&quot;, &quot;bank_code&quot;: &quot;BNGH&quot;, &quot;swift_code&quot;: &quot;BNGHNL2G&quot; }," calcext:value-type="string">
            <text:p>{ "id": 0, "bank": "BANK NEDERLANDSE GEMEENTEN", "city": "", "bank_code": "BNGH", "swift_code": "BNGHNL2G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NPANL2A</text:p>
          </table:table-cell>
          <table:table-cell table:style-name="ce3" office:value-type="string" calcext:value-type="string">
            <text:p>BNPA</text:p>
          </table:table-cell>
          <table:table-cell table:style-name="ce3" office:value-type="string" calcext:value-type="string">
            <text:p>BNP PARIBAS</text:p>
          </table:table-cell>
          <table:table-cell table:number-columns-repeated="2"/>
          <table:table-cell table:formula="of:=CONCATENATE(&quot;{ &quot;&quot;id&quot;&quot;: &quot;;0;&quot;, &quot;&quot;bank&quot;&quot;: &quot;&quot;&quot;;[.C25];&quot;&quot;&quot;, &quot;&quot;city&quot;&quot;: &quot;&quot;&quot;;[.D25];&quot;&quot;&quot;, &quot;&quot;bank_code&quot;&quot;: &quot;&quot;&quot;;[.B25];&quot;&quot;&quot;, &quot;&quot;swift_code&quot;&quot;: &quot;&quot;&quot;;TRIM([.A25]);&quot;&quot;&quot; },&quot;)" office:value-type="string" office:string-value="{ &quot;id&quot;: 0, &quot;bank&quot;: &quot;BNP PARIBAS&quot;, &quot;city&quot;: &quot;&quot;, &quot;bank_code&quot;: &quot;BNPA&quot;, &quot;swift_code&quot;: &quot;BNPANL2A&quot; }," calcext:value-type="string">
            <text:p>{ "id": 0, "bank": "BNP PARIBAS", "city": "", "bank_code": "BNPA", "swift_code": "BNPA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OFANLNX</text:p>
          </table:table-cell>
          <table:table-cell table:style-name="ce4" office:value-type="string" calcext:value-type="string">
            <text:p>BOFA</text:p>
          </table:table-cell>
          <table:table-cell table:style-name="ce5" office:value-type="string" calcext:value-type="string">
            <text:p>BANK OF AMERICA</text:p>
          </table:table-cell>
          <table:table-cell table:number-columns-repeated="2"/>
          <table:table-cell table:formula="of:=CONCATENATE(&quot;{ &quot;&quot;id&quot;&quot;: &quot;;0;&quot;, &quot;&quot;bank&quot;&quot;: &quot;&quot;&quot;;[.C26];&quot;&quot;&quot;, &quot;&quot;city&quot;&quot;: &quot;&quot;&quot;;[.D26];&quot;&quot;&quot;, &quot;&quot;bank_code&quot;&quot;: &quot;&quot;&quot;;[.B26];&quot;&quot;&quot;, &quot;&quot;swift_code&quot;&quot;: &quot;&quot;&quot;;TRIM([.A26]);&quot;&quot;&quot; },&quot;)" office:value-type="string" office:string-value="{ &quot;id&quot;: 0, &quot;bank&quot;: &quot;BANK OF AMERICA&quot;, &quot;city&quot;: &quot;&quot;, &quot;bank_code&quot;: &quot;BOFA&quot;, &quot;swift_code&quot;: &quot;BOFANLNX&quot; }," calcext:value-type="string">
            <text:p>{ "id": 0, "bank": "BANK OF AMERICA", "city": "", "bank_code": "BOFA", "swift_code": "BOFANLNX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OFSNL21002</text:p>
          </table:table-cell>
          <table:table-cell table:style-name="ce3" office:value-type="string" calcext:value-type="string">
            <text:p>BOFS</text:p>
          </table:table-cell>
          <table:table-cell table:style-name="ce3" office:value-type="string" calcext:value-type="string">
            <text:p>BANK OF SCOTLAND, AMSTERDAM</text:p>
          </table:table-cell>
          <table:table-cell table:number-columns-repeated="2"/>
          <table:table-cell table:formula="of:=CONCATENATE(&quot;{ &quot;&quot;id&quot;&quot;: &quot;;0;&quot;, &quot;&quot;bank&quot;&quot;: &quot;&quot;&quot;;[.C27];&quot;&quot;&quot;, &quot;&quot;city&quot;&quot;: &quot;&quot;&quot;;[.D27];&quot;&quot;&quot;, &quot;&quot;bank_code&quot;&quot;: &quot;&quot;&quot;;[.B27];&quot;&quot;&quot;, &quot;&quot;swift_code&quot;&quot;: &quot;&quot;&quot;;TRIM([.A27]);&quot;&quot;&quot; },&quot;)" office:value-type="string" office:string-value="{ &quot;id&quot;: 0, &quot;bank&quot;: &quot;BANK OF SCOTLAND, AMSTERDAM&quot;, &quot;city&quot;: &quot;&quot;, &quot;bank_code&quot;: &quot;BOFS&quot;, &quot;swift_code&quot;: &quot;BOFSNL21002&quot; }," calcext:value-type="string">
            <text:p>{ "id": 0, "bank": "BANK OF SCOTLAND, AMSTERDAM", "city": "", "bank_code": "BOFS", "swift_code": "BOFSNL21002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OTKNL2X</text:p>
          </table:table-cell>
          <table:table-cell table:style-name="ce4" office:value-type="string" calcext:value-type="string">
            <text:p>BOTK</text:p>
          </table:table-cell>
          <table:table-cell table:style-name="ce5" office:value-type="string" calcext:value-type="string">
            <text:p>MUFG BANK</text:p>
          </table:table-cell>
          <table:table-cell table:number-columns-repeated="2"/>
          <table:table-cell table:formula="of:=CONCATENATE(&quot;{ &quot;&quot;id&quot;&quot;: &quot;;0;&quot;, &quot;&quot;bank&quot;&quot;: &quot;&quot;&quot;;[.C28];&quot;&quot;&quot;, &quot;&quot;city&quot;&quot;: &quot;&quot;&quot;;[.D28];&quot;&quot;&quot;, &quot;&quot;bank_code&quot;&quot;: &quot;&quot;&quot;;[.B28];&quot;&quot;&quot;, &quot;&quot;swift_code&quot;&quot;: &quot;&quot;&quot;;TRIM([.A28]);&quot;&quot;&quot; },&quot;)" office:value-type="string" office:string-value="{ &quot;id&quot;: 0, &quot;bank&quot;: &quot;MUFG BANK&quot;, &quot;city&quot;: &quot;&quot;, &quot;bank_code&quot;: &quot;BOTK&quot;, &quot;swift_code&quot;: &quot;BOTKNL2X&quot; }," calcext:value-type="string">
            <text:p>{ "id": 0, "bank": "MUFG BANK", "city": "", "bank_code": "BOTK", "swift_code": "BOTKNL2X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BUNQNL2A</text:p>
          </table:table-cell>
          <table:table-cell table:number-columns-repeated="2" table:style-name="ce3" office:value-type="string" calcext:value-type="string">
            <text:p>BUNQ</text:p>
          </table:table-cell>
          <table:table-cell table:number-columns-repeated="2"/>
          <table:table-cell table:formula="of:=CONCATENATE(&quot;{ &quot;&quot;id&quot;&quot;: &quot;;0;&quot;, &quot;&quot;bank&quot;&quot;: &quot;&quot;&quot;;[.C29];&quot;&quot;&quot;, &quot;&quot;city&quot;&quot;: &quot;&quot;&quot;;[.D29];&quot;&quot;&quot;, &quot;&quot;bank_code&quot;&quot;: &quot;&quot;&quot;;[.B29];&quot;&quot;&quot;, &quot;&quot;swift_code&quot;&quot;: &quot;&quot;&quot;;TRIM([.A29]);&quot;&quot;&quot; },&quot;)" office:value-type="string" office:string-value="{ &quot;id&quot;: 0, &quot;bank&quot;: &quot;BUNQ&quot;, &quot;city&quot;: &quot;&quot;, &quot;bank_code&quot;: &quot;BUNQ&quot;, &quot;swift_code&quot;: &quot;BUNQNL2A&quot; }," calcext:value-type="string">
            <text:p>{ "id": 0, "bank": "BUNQ", "city": "", "bank_code": "BUNQ", "swift_code": "BUNQNL2A" },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CHASNL2X</text:p>
          </table:table-cell>
          <table:table-cell table:style-name="ce6" office:value-type="string" calcext:value-type="string">
            <text:p>CHAS</text:p>
          </table:table-cell>
          <table:table-cell table:style-name="ce6" office:value-type="string" calcext:value-type="string">
            <text:p>JPMORGAN CHASE</text:p>
          </table:table-cell>
          <table:table-cell table:number-columns-repeated="2"/>
          <table:table-cell table:formula="of:=CONCATENATE(&quot;{ &quot;&quot;id&quot;&quot;: &quot;;0;&quot;, &quot;&quot;bank&quot;&quot;: &quot;&quot;&quot;;[.C30];&quot;&quot;&quot;, &quot;&quot;city&quot;&quot;: &quot;&quot;&quot;;[.D30];&quot;&quot;&quot;, &quot;&quot;bank_code&quot;&quot;: &quot;&quot;&quot;;[.B30];&quot;&quot;&quot;, &quot;&quot;swift_code&quot;&quot;: &quot;&quot;&quot;;TRIM([.A30]);&quot;&quot;&quot; },&quot;)" office:value-type="string" office:string-value="{ &quot;id&quot;: 0, &quot;bank&quot;: &quot;JPMORGAN CHASE&quot;, &quot;city&quot;: &quot;&quot;, &quot;bank_code&quot;: &quot;CHAS&quot;, &quot;swift_code&quot;: &quot;CHASNL2X&quot; }," calcext:value-type="string">
            <text:p>{ "id": 0, "bank": "JPMORGAN CHASE", "city": "", "bank_code": "CHAS", "swift_code": "CHASNL2X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ITCNL2A</text:p>
          </table:table-cell>
          <table:table-cell table:style-name="ce3" office:value-type="string" calcext:value-type="string">
            <text:p>CITC</text:p>
          </table:table-cell>
          <table:table-cell table:style-name="ce3" office:value-type="string" calcext:value-type="string">
            <text:p>CITCO BANK</text:p>
          </table:table-cell>
          <table:table-cell table:number-columns-repeated="2"/>
          <table:table-cell table:formula="of:=CONCATENATE(&quot;{ &quot;&quot;id&quot;&quot;: &quot;;0;&quot;, &quot;&quot;bank&quot;&quot;: &quot;&quot;&quot;;[.C31];&quot;&quot;&quot;, &quot;&quot;city&quot;&quot;: &quot;&quot;&quot;;[.D31];&quot;&quot;&quot;, &quot;&quot;bank_code&quot;&quot;: &quot;&quot;&quot;;[.B31];&quot;&quot;&quot;, &quot;&quot;swift_code&quot;&quot;: &quot;&quot;&quot;;TRIM([.A31]);&quot;&quot;&quot; },&quot;)" office:value-type="string" office:string-value="{ &quot;id&quot;: 0, &quot;bank&quot;: &quot;CITCO BANK&quot;, &quot;city&quot;: &quot;&quot;, &quot;bank_code&quot;: &quot;CITC&quot;, &quot;swift_code&quot;: &quot;CITCNL2A&quot; }," calcext:value-type="string">
            <text:p>{ "id": 0, "bank": "CITCO BANK", "city": "", "bank_code": "CITC", "swift_code": "CITCNL2A" },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ITINL2X</text:p>
          </table:table-cell>
          <table:table-cell table:style-name="ce5" office:value-type="string" calcext:value-type="string">
            <text:p>CITI</text:p>
          </table:table-cell>
          <table:table-cell table:style-name="ce5" office:value-type="string" calcext:value-type="string">
            <text:p>CITIBANK INTERNATIONAL</text:p>
          </table:table-cell>
          <table:table-cell table:number-columns-repeated="2"/>
          <table:table-cell table:formula="of:=CONCATENATE(&quot;{ &quot;&quot;id&quot;&quot;: &quot;;0;&quot;, &quot;&quot;bank&quot;&quot;: &quot;&quot;&quot;;[.C32];&quot;&quot;&quot;, &quot;&quot;city&quot;&quot;: &quot;&quot;&quot;;[.D32];&quot;&quot;&quot;, &quot;&quot;bank_code&quot;&quot;: &quot;&quot;&quot;;[.B32];&quot;&quot;&quot;, &quot;&quot;swift_code&quot;&quot;: &quot;&quot;&quot;;TRIM([.A32]);&quot;&quot;&quot; },&quot;)" office:value-type="string" office:string-value="{ &quot;id&quot;: 0, &quot;bank&quot;: &quot;CITIBANK INTERNATIONAL&quot;, &quot;city&quot;: &quot;&quot;, &quot;bank_code&quot;: &quot;CITI&quot;, &quot;swift_code&quot;: &quot;CITINL2X&quot; }," calcext:value-type="string">
            <text:p>{ "id": 0, "bank": "CITIBANK INTERNATIONAL", "city": "", "bank_code": "CITI", "swift_code": "CITINL2X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COBANL2X</text:p>
          </table:table-cell>
          <table:table-cell table:style-name="ce3" office:value-type="string" calcext:value-type="string">
            <text:p>COBA</text:p>
          </table:table-cell>
          <table:table-cell table:style-name="ce3" office:value-type="string" calcext:value-type="string">
            <text:p>COMMERZBANK</text:p>
          </table:table-cell>
          <table:table-cell table:number-columns-repeated="2"/>
          <table:table-cell table:formula="of:=CONCATENATE(&quot;{ &quot;&quot;id&quot;&quot;: &quot;;0;&quot;, &quot;&quot;bank&quot;&quot;: &quot;&quot;&quot;;[.C33];&quot;&quot;&quot;, &quot;&quot;city&quot;&quot;: &quot;&quot;&quot;;[.D33];&quot;&quot;&quot;, &quot;&quot;bank_code&quot;&quot;: &quot;&quot;&quot;;[.B33];&quot;&quot;&quot;, &quot;&quot;swift_code&quot;&quot;: &quot;&quot;&quot;;TRIM([.A33]);&quot;&quot;&quot; },&quot;)" office:value-type="string" office:string-value="{ &quot;id&quot;: 0, &quot;bank&quot;: &quot;COMMERZBANK&quot;, &quot;city&quot;: &quot;&quot;, &quot;bank_code&quot;: &quot;COBA&quot;, &quot;swift_code&quot;: &quot;COBANL2X&quot; }," calcext:value-type="string">
            <text:p>{ "id": 0, "bank": "COMMERZBANK", "city": "", "bank_code": "COBA", "swift_code": "COBANL2X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DELENL22</text:p>
          </table:table-cell>
          <table:table-cell table:style-name="ce4" office:value-type="string" calcext:value-type="string">
            <text:p>DELE</text:p>
          </table:table-cell>
          <table:table-cell table:style-name="ce5" office:value-type="string" calcext:value-type="string">
            <text:p>OYENS &amp; VAN EEGHEN - part of Delen Private Bank</text:p>
          </table:table-cell>
          <table:table-cell table:number-columns-repeated="2"/>
          <table:table-cell table:formula="of:=CONCATENATE(&quot;{ &quot;&quot;id&quot;&quot;: &quot;;0;&quot;, &quot;&quot;bank&quot;&quot;: &quot;&quot;&quot;;[.C34];&quot;&quot;&quot;, &quot;&quot;city&quot;&quot;: &quot;&quot;&quot;;[.D34];&quot;&quot;&quot;, &quot;&quot;bank_code&quot;&quot;: &quot;&quot;&quot;;[.B34];&quot;&quot;&quot;, &quot;&quot;swift_code&quot;&quot;: &quot;&quot;&quot;;TRIM([.A34]);&quot;&quot;&quot; },&quot;)" office:value-type="string" office:string-value="{ &quot;id&quot;: 0, &quot;bank&quot;: &quot;OYENS &amp; VAN EEGHEN - part of Delen Private Bank&quot;, &quot;city&quot;: &quot;&quot;, &quot;bank_code&quot;: &quot;DELE&quot;, &quot;swift_code&quot;: &quot;DELENL22&quot; }," calcext:value-type="string">
            <text:p>{ "id": 0, "bank": "OYENS &amp; VAN EEGHEN - part of Delen Private Bank", "city": "", "bank_code": "DELE", "swift_code": "DELENL22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DEUTNL2A</text:p>
          </table:table-cell>
          <table:table-cell table:style-name="ce3" office:value-type="string" calcext:value-type="string">
            <text:p>DEUT</text:p>
          </table:table-cell>
          <table:table-cell table:style-name="ce3" office:value-type="string" calcext:value-type="string">
            <text:p>DEUTSCHE BANK (bij alle SEPA-transacties)</text:p>
          </table:table-cell>
          <table:table-cell table:number-columns-repeated="2"/>
          <table:table-cell table:formula="of:=CONCATENATE(&quot;{ &quot;&quot;id&quot;&quot;: &quot;;0;&quot;, &quot;&quot;bank&quot;&quot;: &quot;&quot;&quot;;[.C35];&quot;&quot;&quot;, &quot;&quot;city&quot;&quot;: &quot;&quot;&quot;;[.D35];&quot;&quot;&quot;, &quot;&quot;bank_code&quot;&quot;: &quot;&quot;&quot;;[.B35];&quot;&quot;&quot;, &quot;&quot;swift_code&quot;&quot;: &quot;&quot;&quot;;TRIM([.A35]);&quot;&quot;&quot; },&quot;)" office:value-type="string" office:string-value="{ &quot;id&quot;: 0, &quot;bank&quot;: &quot;DEUTSCHE BANK (bij alle SEPA-transacties)&quot;, &quot;city&quot;: &quot;&quot;, &quot;bank_code&quot;: &quot;DEUT&quot;, &quot;swift_code&quot;: &quot;DEUTNL2A&quot; }," calcext:value-type="string">
            <text:p>{ "id": 0, "bank": "DEUTSCHE BANK (bij alle SEPA-transacties)", "city": "", "bank_code": "DEUT", "swift_code": "DEUT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DHBNNL2R</text:p>
          </table:table-cell>
          <table:table-cell table:style-name="ce4" office:value-type="string" calcext:value-type="string">
            <text:p>DHBN</text:p>
          </table:table-cell>
          <table:table-cell table:style-name="ce5" office:value-type="string" calcext:value-type="string">
            <text:p>DEMIR-HALK BANK</text:p>
          </table:table-cell>
          <table:table-cell table:style-name="ce8"/>
          <table:table-cell/>
          <table:table-cell table:formula="of:=CONCATENATE(&quot;{ &quot;&quot;id&quot;&quot;: &quot;;0;&quot;, &quot;&quot;bank&quot;&quot;: &quot;&quot;&quot;;[.C36];&quot;&quot;&quot;, &quot;&quot;city&quot;&quot;: &quot;&quot;&quot;;[.D36];&quot;&quot;&quot;, &quot;&quot;bank_code&quot;&quot;: &quot;&quot;&quot;;[.B36];&quot;&quot;&quot;, &quot;&quot;swift_code&quot;&quot;: &quot;&quot;&quot;;TRIM([.A36]);&quot;&quot;&quot; },&quot;)" office:value-type="string" office:string-value="{ &quot;id&quot;: 0, &quot;bank&quot;: &quot;DEMIR-HALK BANK&quot;, &quot;city&quot;: &quot;&quot;, &quot;bank_code&quot;: &quot;DHBN&quot;, &quot;swift_code&quot;: &quot;DHBNNL2R&quot; }," calcext:value-type="string">
            <text:p>{ "id": 0, "bank": "DEMIR-HALK BANK", "city": "", "bank_code": "DHBN", "swift_code": "DHBNNL2R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DLBKNL2A</text:p>
          </table:table-cell>
          <table:table-cell table:style-name="ce3" office:value-type="string" calcext:value-type="string">
            <text:p>DLBK</text:p>
          </table:table-cell>
          <table:table-cell table:style-name="ce3" office:value-type="string" calcext:value-type="string">
            <text:p>DELTA LLOYD BANK</text:p>
          </table:table-cell>
          <table:table-cell table:number-columns-repeated="2"/>
          <table:table-cell table:formula="of:=CONCATENATE(&quot;{ &quot;&quot;id&quot;&quot;: &quot;;0;&quot;, &quot;&quot;bank&quot;&quot;: &quot;&quot;&quot;;[.C37];&quot;&quot;&quot;, &quot;&quot;city&quot;&quot;: &quot;&quot;&quot;;[.D37];&quot;&quot;&quot;, &quot;&quot;bank_code&quot;&quot;: &quot;&quot;&quot;;[.B37];&quot;&quot;&quot;, &quot;&quot;swift_code&quot;&quot;: &quot;&quot;&quot;;TRIM([.A37]);&quot;&quot;&quot; },&quot;)" office:value-type="string" office:string-value="{ &quot;id&quot;: 0, &quot;bank&quot;: &quot;DELTA LLOYD BANK&quot;, &quot;city&quot;: &quot;&quot;, &quot;bank_code&quot;: &quot;DLBK&quot;, &quot;swift_code&quot;: &quot;DLBKNL2A&quot; }," calcext:value-type="string">
            <text:p>{ "id": 0, "bank": "DELTA LLOYD BANK", "city": "", "bank_code": "DLBK", "swift_code": "DLBK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DNIBNL2G</text:p>
          </table:table-cell>
          <table:table-cell table:style-name="ce4" office:value-type="string" calcext:value-type="string">
            <text:p>DNIB</text:p>
          </table:table-cell>
          <table:table-cell table:style-name="ce5" office:value-type="string" calcext:value-type="string">
            <text:p>NIBC</text:p>
          </table:table-cell>
          <table:table-cell table:number-columns-repeated="2"/>
          <table:table-cell table:formula="of:=CONCATENATE(&quot;{ &quot;&quot;id&quot;&quot;: &quot;;0;&quot;, &quot;&quot;bank&quot;&quot;: &quot;&quot;&quot;;[.C38];&quot;&quot;&quot;, &quot;&quot;city&quot;&quot;: &quot;&quot;&quot;;[.D38];&quot;&quot;&quot;, &quot;&quot;bank_code&quot;&quot;: &quot;&quot;&quot;;[.B38];&quot;&quot;&quot;, &quot;&quot;swift_code&quot;&quot;: &quot;&quot;&quot;;TRIM([.A38]);&quot;&quot;&quot; },&quot;)" office:value-type="string" office:string-value="{ &quot;id&quot;: 0, &quot;bank&quot;: &quot;NIBC&quot;, &quot;city&quot;: &quot;&quot;, &quot;bank_code&quot;: &quot;DNIB&quot;, &quot;swift_code&quot;: &quot;DNIBNL2G&quot; }," calcext:value-type="string">
            <text:p>{ "id": 0, "bank": "NIBC", "city": "", "bank_code": "DNIB", "swift_code": "DNIBNL2G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EBPBNL22</text:p>
          </table:table-cell>
          <table:table-cell table:style-name="ce3" office:value-type="string" calcext:value-type="string">
            <text:p>EBPB</text:p>
          </table:table-cell>
          <table:table-cell table:style-name="ce3" office:value-type="string" calcext:value-type="string">
            <text:p>EBURY NETHERLANDS (Brussel entiteit)</text:p>
          </table:table-cell>
          <table:table-cell table:number-columns-repeated="2"/>
          <table:table-cell table:formula="of:=CONCATENATE(&quot;{ &quot;&quot;id&quot;&quot;: &quot;;0;&quot;, &quot;&quot;bank&quot;&quot;: &quot;&quot;&quot;;[.C39];&quot;&quot;&quot;, &quot;&quot;city&quot;&quot;: &quot;&quot;&quot;;[.D39];&quot;&quot;&quot;, &quot;&quot;bank_code&quot;&quot;: &quot;&quot;&quot;;[.B39];&quot;&quot;&quot;, &quot;&quot;swift_code&quot;&quot;: &quot;&quot;&quot;;TRIM([.A39]);&quot;&quot;&quot; },&quot;)" office:value-type="string" office:string-value="{ &quot;id&quot;: 0, &quot;bank&quot;: &quot;EBURY NETHERLANDS (Brussel entiteit)&quot;, &quot;city&quot;: &quot;&quot;, &quot;bank_code&quot;: &quot;EBPB&quot;, &quot;swift_code&quot;: &quot;EBPBNL22&quot; }," calcext:value-type="string">
            <text:p>{ "id": 0, "bank": "EBURY NETHERLANDS (Brussel entiteit)", "city": "", "bank_code": "EBPB", "swift_code": "EBPBNL22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EBURNL21</text:p>
          </table:table-cell>
          <table:table-cell table:style-name="ce4" office:value-type="string" calcext:value-type="string">
            <text:p>EBUR</text:p>
          </table:table-cell>
          <table:table-cell table:style-name="ce5" office:value-type="string" calcext:value-type="string">
            <text:p>EBURY NETHERLANDS (Londen entiteit)</text:p>
          </table:table-cell>
          <table:table-cell table:number-columns-repeated="2"/>
          <table:table-cell table:formula="of:=CONCATENATE(&quot;{ &quot;&quot;id&quot;&quot;: &quot;;0;&quot;, &quot;&quot;bank&quot;&quot;: &quot;&quot;&quot;;[.C40];&quot;&quot;&quot;, &quot;&quot;city&quot;&quot;: &quot;&quot;&quot;;[.D40];&quot;&quot;&quot;, &quot;&quot;bank_code&quot;&quot;: &quot;&quot;&quot;;[.B40];&quot;&quot;&quot;, &quot;&quot;swift_code&quot;&quot;: &quot;&quot;&quot;;TRIM([.A40]);&quot;&quot;&quot; },&quot;)" office:value-type="string" office:string-value="{ &quot;id&quot;: 0, &quot;bank&quot;: &quot;EBURY NETHERLANDS (Londen entiteit)&quot;, &quot;city&quot;: &quot;&quot;, &quot;bank_code&quot;: &quot;EBUR&quot;, &quot;swift_code&quot;: &quot;EBURNL21&quot; }," calcext:value-type="string">
            <text:p>{ "id": 0, "bank": "EBURY NETHERLANDS (Londen entiteit)", "city": "", "bank_code": "EBUR", "swift_code": "EBURNL21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FBHLNL2A</text:p>
          </table:table-cell>
          <table:table-cell table:style-name="ce3" office:value-type="string" calcext:value-type="string">
            <text:p>FBHL</text:p>
          </table:table-cell>
          <table:table-cell table:style-name="ce3" office:value-type="string" calcext:value-type="string">
            <text:p>CREDIT EUROPE BANK</text:p>
          </table:table-cell>
          <table:table-cell table:number-columns-repeated="2"/>
          <table:table-cell table:formula="of:=CONCATENATE(&quot;{ &quot;&quot;id&quot;&quot;: &quot;;0;&quot;, &quot;&quot;bank&quot;&quot;: &quot;&quot;&quot;;[.C41];&quot;&quot;&quot;, &quot;&quot;city&quot;&quot;: &quot;&quot;&quot;;[.D41];&quot;&quot;&quot;, &quot;&quot;bank_code&quot;&quot;: &quot;&quot;&quot;;[.B41];&quot;&quot;&quot;, &quot;&quot;swift_code&quot;&quot;: &quot;&quot;&quot;;TRIM([.A41]);&quot;&quot;&quot; },&quot;)" office:value-type="string" office:string-value="{ &quot;id&quot;: 0, &quot;bank&quot;: &quot;CREDIT EUROPE BANK&quot;, &quot;city&quot;: &quot;&quot;, &quot;bank_code&quot;: &quot;FBHL&quot;, &quot;swift_code&quot;: &quot;FBHLNL2A&quot; }," calcext:value-type="string">
            <text:p>{ "id": 0, "bank": "CREDIT EUROPE BANK", "city": "", "bank_code": "FBHL", "swift_code": "FBHL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FLORNL2A</text:p>
          </table:table-cell>
          <table:table-cell table:style-name="ce4" office:value-type="string" calcext:value-type="string">
            <text:p>FLOR</text:p>
          </table:table-cell>
          <table:table-cell table:style-name="ce5" office:value-type="string" calcext:value-type="string">
            <text:p>DE NEDERLANDSCHE BANK</text:p>
          </table:table-cell>
          <table:table-cell table:number-columns-repeated="2"/>
          <table:table-cell table:formula="of:=CONCATENATE(&quot;{ &quot;&quot;id&quot;&quot;: &quot;;0;&quot;, &quot;&quot;bank&quot;&quot;: &quot;&quot;&quot;;[.C42];&quot;&quot;&quot;, &quot;&quot;city&quot;&quot;: &quot;&quot;&quot;;[.D42];&quot;&quot;&quot;, &quot;&quot;bank_code&quot;&quot;: &quot;&quot;&quot;;[.B42];&quot;&quot;&quot;, &quot;&quot;swift_code&quot;&quot;: &quot;&quot;&quot;;TRIM([.A42]);&quot;&quot;&quot; },&quot;)" office:value-type="string" office:string-value="{ &quot;id&quot;: 0, &quot;bank&quot;: &quot;DE NEDERLANDSCHE BANK&quot;, &quot;city&quot;: &quot;&quot;, &quot;bank_code&quot;: &quot;FLOR&quot;, &quot;swift_code&quot;: &quot;FLORNL2A&quot; }," calcext:value-type="string">
            <text:p>{ "id": 0, "bank": "DE NEDERLANDSCHE BANK", "city": "", "bank_code": "FLOR", "swift_code": "FLOR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FRNXNL2A</text:p>
          </table:table-cell>
          <table:table-cell table:style-name="ce3" office:value-type="string" calcext:value-type="string">
            <text:p>FRNX</text:p>
          </table:table-cell>
          <table:table-cell table:style-name="ce3" office:value-type="string" calcext:value-type="string">
            <text:p>FRANX</text:p>
          </table:table-cell>
          <table:table-cell table:number-columns-repeated="2"/>
          <table:table-cell table:formula="of:=CONCATENATE(&quot;{ &quot;&quot;id&quot;&quot;: &quot;;0;&quot;, &quot;&quot;bank&quot;&quot;: &quot;&quot;&quot;;[.C43];&quot;&quot;&quot;, &quot;&quot;city&quot;&quot;: &quot;&quot;&quot;;[.D43];&quot;&quot;&quot;, &quot;&quot;bank_code&quot;&quot;: &quot;&quot;&quot;;[.B43];&quot;&quot;&quot;, &quot;&quot;swift_code&quot;&quot;: &quot;&quot;&quot;;TRIM([.A43]);&quot;&quot;&quot; },&quot;)" office:value-type="string" office:string-value="{ &quot;id&quot;: 0, &quot;bank&quot;: &quot;FRANX&quot;, &quot;city&quot;: &quot;&quot;, &quot;bank_code&quot;: &quot;FRNX&quot;, &quot;swift_code&quot;: &quot;FRNXNL2A&quot; }," calcext:value-type="string">
            <text:p>{ "id": 0, "bank": "FRANX", "city": "", "bank_code": "FRNX", "swift_code": "FRNXNL2A" },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FVLBNL22</text:p>
          </table:table-cell>
          <table:table-cell table:style-name="ce4" office:value-type="string" calcext:value-type="string">
            <text:p>FVLB</text:p>
          </table:table-cell>
          <table:table-cell table:style-name="ce4" office:value-type="string" calcext:value-type="string">
            <text:p>VAN LANSCHOT </text:p>
          </table:table-cell>
          <table:table-cell table:number-columns-repeated="2"/>
          <table:table-cell table:formula="of:=CONCATENATE(&quot;{ &quot;&quot;id&quot;&quot;: &quot;;0;&quot;, &quot;&quot;bank&quot;&quot;: &quot;&quot;&quot;;[.C44];&quot;&quot;&quot;, &quot;&quot;city&quot;&quot;: &quot;&quot;&quot;;[.D44];&quot;&quot;&quot;, &quot;&quot;bank_code&quot;&quot;: &quot;&quot;&quot;;[.B44];&quot;&quot;&quot;, &quot;&quot;swift_code&quot;&quot;: &quot;&quot;&quot;;TRIM([.A44]);&quot;&quot;&quot; },&quot;)" office:value-type="string" office:string-value="{ &quot;id&quot;: 0, &quot;bank&quot;: &quot;VAN LANSCHOT &quot;, &quot;city&quot;: &quot;&quot;, &quot;bank_code&quot;: &quot;FVLB&quot;, &quot;swift_code&quot;: &quot;FVLBNL22&quot; }," calcext:value-type="string">
            <text:p>{ "id": 0, "bank": "VAN LANSCHOT ", "city": "", "bank_code": "FVLB", "swift_code": "FVLBNL22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FXBBNL22</text:p>
          </table:table-cell>
          <table:table-cell table:style-name="ce3" office:value-type="string" calcext:value-type="string">
            <text:p>FXBB</text:p>
          </table:table-cell>
          <table:table-cell table:style-name="ce3" office:value-type="string" calcext:value-type="string">
            <text:p>IBANFIRST</text:p>
          </table:table-cell>
          <table:table-cell table:number-columns-repeated="2"/>
          <table:table-cell table:formula="of:=CONCATENATE(&quot;{ &quot;&quot;id&quot;&quot;: &quot;;0;&quot;, &quot;&quot;bank&quot;&quot;: &quot;&quot;&quot;;[.C45];&quot;&quot;&quot;, &quot;&quot;city&quot;&quot;: &quot;&quot;&quot;;[.D45];&quot;&quot;&quot;, &quot;&quot;bank_code&quot;&quot;: &quot;&quot;&quot;;[.B45];&quot;&quot;&quot;, &quot;&quot;swift_code&quot;&quot;: &quot;&quot;&quot;;TRIM([.A45]);&quot;&quot;&quot; },&quot;)" office:value-type="string" office:string-value="{ &quot;id&quot;: 0, &quot;bank&quot;: &quot;IBANFIRST&quot;, &quot;city&quot;: &quot;&quot;, &quot;bank_code&quot;: &quot;FXBB&quot;, &quot;swift_code&quot;: &quot;FXBBNL22&quot; }," calcext:value-type="string">
            <text:p>{ "id": 0, "bank": "IBANFIRST", "city": "", "bank_code": "FXBB", "swift_code": "FXBBNL22" },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GILLNL2A</text:p>
          </table:table-cell>
          <table:table-cell table:style-name="ce4" office:value-type="string" calcext:value-type="string">
            <text:p>GILL</text:p>
          </table:table-cell>
          <table:table-cell table:style-name="ce4" office:value-type="string" calcext:value-type="string">
            <text:p>INSINGERGILISSEN </text:p>
          </table:table-cell>
          <table:table-cell table:number-columns-repeated="2"/>
          <table:table-cell table:formula="of:=CONCATENATE(&quot;{ &quot;&quot;id&quot;&quot;: &quot;;0;&quot;, &quot;&quot;bank&quot;&quot;: &quot;&quot;&quot;;[.C46];&quot;&quot;&quot;, &quot;&quot;city&quot;&quot;: &quot;&quot;&quot;;[.D46];&quot;&quot;&quot;, &quot;&quot;bank_code&quot;&quot;: &quot;&quot;&quot;;[.B46];&quot;&quot;&quot;, &quot;&quot;swift_code&quot;&quot;: &quot;&quot;&quot;;TRIM([.A46]);&quot;&quot;&quot; },&quot;)" office:value-type="string" office:string-value="{ &quot;id&quot;: 0, &quot;bank&quot;: &quot;INSINGERGILISSEN &quot;, &quot;city&quot;: &quot;&quot;, &quot;bank_code&quot;: &quot;GILL&quot;, &quot;swift_code&quot;: &quot;GILLNL2A&quot; }," calcext:value-type="string">
            <text:p>{ "id": 0, "bank": "INSINGERGILISSEN ", "city": "", "bank_code": "GILL", "swift_code": "GILL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ANDNL2A</text:p>
          </table:table-cell>
          <table:table-cell table:style-name="ce3" office:value-type="string" calcext:value-type="string">
            <text:p>HAND</text:p>
          </table:table-cell>
          <table:table-cell table:style-name="ce3" office:value-type="string" calcext:value-type="string">
            <text:p>SVENSKA HANDELSBANKEN</text:p>
          </table:table-cell>
          <table:table-cell table:number-columns-repeated="2"/>
          <table:table-cell table:formula="of:=CONCATENATE(&quot;{ &quot;&quot;id&quot;&quot;: &quot;;0;&quot;, &quot;&quot;bank&quot;&quot;: &quot;&quot;&quot;;[.C47];&quot;&quot;&quot;, &quot;&quot;city&quot;&quot;: &quot;&quot;&quot;;[.D47];&quot;&quot;&quot;, &quot;&quot;bank_code&quot;&quot;: &quot;&quot;&quot;;[.B47];&quot;&quot;&quot;, &quot;&quot;swift_code&quot;&quot;: &quot;&quot;&quot;;TRIM([.A47]);&quot;&quot;&quot; },&quot;)" office:value-type="string" office:string-value="{ &quot;id&quot;: 0, &quot;bank&quot;: &quot;SVENSKA HANDELSBANKEN&quot;, &quot;city&quot;: &quot;&quot;, &quot;bank_code&quot;: &quot;HAND&quot;, &quot;swift_code&quot;: &quot;HANDNL2A&quot; }," calcext:value-type="string">
            <text:p>{ "id": 0, "bank": "SVENSKA HANDELSBANKEN", "city": "", "bank_code": "HAND", "swift_code": "HAND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HHBANL22</text:p>
          </table:table-cell>
          <table:table-cell table:style-name="ce4" office:value-type="string" calcext:value-type="string">
            <text:p>HHBA</text:p>
          </table:table-cell>
          <table:table-cell table:style-name="ce5" office:value-type="string" calcext:value-type="string">
            <text:p>HOF HOORNEMAN BANKIERS</text:p>
          </table:table-cell>
          <table:table-cell table:number-columns-repeated="2"/>
          <table:table-cell table:formula="of:=CONCATENATE(&quot;{ &quot;&quot;id&quot;&quot;: &quot;;0;&quot;, &quot;&quot;bank&quot;&quot;: &quot;&quot;&quot;;[.C48];&quot;&quot;&quot;, &quot;&quot;city&quot;&quot;: &quot;&quot;&quot;;[.D48];&quot;&quot;&quot;, &quot;&quot;bank_code&quot;&quot;: &quot;&quot;&quot;;[.B48];&quot;&quot;&quot;, &quot;&quot;swift_code&quot;&quot;: &quot;&quot;&quot;;TRIM([.A48]);&quot;&quot;&quot; },&quot;)" office:value-type="string" office:string-value="{ &quot;id&quot;: 0, &quot;bank&quot;: &quot;HOF HOORNEMAN BANKIERS&quot;, &quot;city&quot;: &quot;&quot;, &quot;bank_code&quot;: &quot;HHBA&quot;, &quot;swift_code&quot;: &quot;HHBANL22&quot; }," calcext:value-type="string">
            <text:p>{ "id": 0, "bank": "HOF HOORNEMAN BANKIERS", "city": "", "bank_code": "HHBA", "swift_code": "HHBANL22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HSBCNL2A</text:p>
          </table:table-cell>
          <table:table-cell table:style-name="ce3" office:value-type="string" calcext:value-type="string">
            <text:p>HSBC</text:p>
          </table:table-cell>
          <table:table-cell table:style-name="ce3" office:value-type="string" calcext:value-type="string">
            <text:p>HSBC BANK</text:p>
          </table:table-cell>
          <table:table-cell table:number-columns-repeated="2"/>
          <table:table-cell table:formula="of:=CONCATENATE(&quot;{ &quot;&quot;id&quot;&quot;: &quot;;0;&quot;, &quot;&quot;bank&quot;&quot;: &quot;&quot;&quot;;[.C49];&quot;&quot;&quot;, &quot;&quot;city&quot;&quot;: &quot;&quot;&quot;;[.D49];&quot;&quot;&quot;, &quot;&quot;bank_code&quot;&quot;: &quot;&quot;&quot;;[.B49];&quot;&quot;&quot;, &quot;&quot;swift_code&quot;&quot;: &quot;&quot;&quot;;TRIM([.A49]);&quot;&quot;&quot; },&quot;)" office:value-type="string" office:string-value="{ &quot;id&quot;: 0, &quot;bank&quot;: &quot;HSBC BANK&quot;, &quot;city&quot;: &quot;&quot;, &quot;bank_code&quot;: &quot;HSBC&quot;, &quot;swift_code&quot;: &quot;HSBCNL2A&quot; }," calcext:value-type="string">
            <text:p>{ "id": 0, "bank": "HSBC BANK", "city": "", "bank_code": "HSBC", "swift_code": "HSBC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CBCNL2A</text:p>
          </table:table-cell>
          <table:table-cell table:style-name="ce4" office:value-type="string" calcext:value-type="string">
            <text:p>ICBC</text:p>
          </table:table-cell>
          <table:table-cell table:style-name="ce5" office:value-type="string" calcext:value-type="string">
            <text:p>MEGA INTERNATIONAL COMMERCIAL BANK</text:p>
          </table:table-cell>
          <table:table-cell table:number-columns-repeated="2"/>
          <table:table-cell table:formula="of:=CONCATENATE(&quot;{ &quot;&quot;id&quot;&quot;: &quot;;0;&quot;, &quot;&quot;bank&quot;&quot;: &quot;&quot;&quot;;[.C50];&quot;&quot;&quot;, &quot;&quot;city&quot;&quot;: &quot;&quot;&quot;;[.D50];&quot;&quot;&quot;, &quot;&quot;bank_code&quot;&quot;: &quot;&quot;&quot;;[.B50];&quot;&quot;&quot;, &quot;&quot;swift_code&quot;&quot;: &quot;&quot;&quot;;TRIM([.A50]);&quot;&quot;&quot; },&quot;)" office:value-type="string" office:string-value="{ &quot;id&quot;: 0, &quot;bank&quot;: &quot;MEGA INTERNATIONAL COMMERCIAL BANK&quot;, &quot;city&quot;: &quot;&quot;, &quot;bank_code&quot;: &quot;ICBC&quot;, &quot;swift_code&quot;: &quot;ICBCNL2A&quot; }," calcext:value-type="string">
            <text:p>{ "id": 0, "bank": "MEGA INTERNATIONAL COMMERCIAL BANK", "city": "", "bank_code": "ICBC", "swift_code": "ICBC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ICBKNL2A</text:p>
          </table:table-cell>
          <table:table-cell table:style-name="ce3" office:value-type="string" calcext:value-type="string">
            <text:p>ICBK</text:p>
          </table:table-cell>
          <table:table-cell table:style-name="ce3" office:value-type="string" calcext:value-type="string">
            <text:p>INDUSTRIAL &amp; COMMERCIAL BANK OF CHINA</text:p>
          </table:table-cell>
          <table:table-cell table:number-columns-repeated="2"/>
          <table:table-cell table:formula="of:=CONCATENATE(&quot;{ &quot;&quot;id&quot;&quot;: &quot;;0;&quot;, &quot;&quot;bank&quot;&quot;: &quot;&quot;&quot;;[.C51];&quot;&quot;&quot;, &quot;&quot;city&quot;&quot;: &quot;&quot;&quot;;[.D51];&quot;&quot;&quot;, &quot;&quot;bank_code&quot;&quot;: &quot;&quot;&quot;;[.B51];&quot;&quot;&quot;, &quot;&quot;swift_code&quot;&quot;: &quot;&quot;&quot;;TRIM([.A51]);&quot;&quot;&quot; },&quot;)" office:value-type="string" office:string-value="{ &quot;id&quot;: 0, &quot;bank&quot;: &quot;INDUSTRIAL &amp; COMMERCIAL BANK OF CHINA&quot;, &quot;city&quot;: &quot;&quot;, &quot;bank_code&quot;: &quot;ICBK&quot;, &quot;swift_code&quot;: &quot;ICBKNL2A&quot; }," calcext:value-type="string">
            <text:p>{ "id": 0, "bank": "INDUSTRIAL &amp; COMMERCIAL BANK OF CHINA", "city": "", "bank_code": "ICBK", "swift_code": "ICBK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CEPNL21</text:p>
          </table:table-cell>
          <table:table-cell table:style-name="ce4" office:value-type="string" calcext:value-type="string">
            <text:p>ICEP</text:p>
          </table:table-cell>
          <table:table-cell table:style-name="ce5" office:value-type="string" calcext:value-type="string">
            <text:p>ICEPAY</text:p>
          </table:table-cell>
          <table:table-cell table:number-columns-repeated="2"/>
          <table:table-cell table:formula="of:=CONCATENATE(&quot;{ &quot;&quot;id&quot;&quot;: &quot;;0;&quot;, &quot;&quot;bank&quot;&quot;: &quot;&quot;&quot;;[.C52];&quot;&quot;&quot;, &quot;&quot;city&quot;&quot;: &quot;&quot;&quot;;[.D52];&quot;&quot;&quot;, &quot;&quot;bank_code&quot;&quot;: &quot;&quot;&quot;;[.B52];&quot;&quot;&quot;, &quot;&quot;swift_code&quot;&quot;: &quot;&quot;&quot;;TRIM([.A52]);&quot;&quot;&quot; },&quot;)" office:value-type="string" office:string-value="{ &quot;id&quot;: 0, &quot;bank&quot;: &quot;ICEPAY&quot;, &quot;city&quot;: &quot;&quot;, &quot;bank_code&quot;: &quot;ICEP&quot;, &quot;swift_code&quot;: &quot;ICEPNL21&quot; }," calcext:value-type="string">
            <text:p>{ "id": 0, "bank": "ICEPAY", "city": "", "bank_code": "ICEP", "swift_code": "ICEPNL21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INGBNL2A</text:p>
          </table:table-cell>
          <table:table-cell table:style-name="ce3" office:value-type="string" calcext:value-type="string">
            <text:p>INGB</text:p>
          </table:table-cell>
          <table:table-cell table:style-name="ce3" office:value-type="string" calcext:value-type="string">
            <text:p>ING</text:p>
          </table:table-cell>
          <table:table-cell table:number-columns-repeated="2"/>
          <table:table-cell table:formula="of:=CONCATENATE(&quot;{ &quot;&quot;id&quot;&quot;: &quot;;0;&quot;, &quot;&quot;bank&quot;&quot;: &quot;&quot;&quot;;[.C53];&quot;&quot;&quot;, &quot;&quot;city&quot;&quot;: &quot;&quot;&quot;;[.D53];&quot;&quot;&quot;, &quot;&quot;bank_code&quot;&quot;: &quot;&quot;&quot;;[.B53];&quot;&quot;&quot;, &quot;&quot;swift_code&quot;&quot;: &quot;&quot;&quot;;TRIM([.A53]);&quot;&quot;&quot; },&quot;)" office:value-type="string" office:string-value="{ &quot;id&quot;: 0, &quot;bank&quot;: &quot;ING&quot;, &quot;city&quot;: &quot;&quot;, &quot;bank_code&quot;: &quot;INGB&quot;, &quot;swift_code&quot;: &quot;INGBNL2A&quot; }," calcext:value-type="string">
            <text:p>{ "id": 0, "bank": "ING", "city": "", "bank_code": "INGB", "swift_code": "INGB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SAENL2A</text:p>
          </table:table-cell>
          <table:table-cell table:style-name="ce4" office:value-type="string" calcext:value-type="string">
            <text:p>ISAE</text:p>
          </table:table-cell>
          <table:table-cell table:style-name="ce5" office:value-type="string" calcext:value-type="string">
            <text:p>CACEIS BANK, Netherlands Branch</text:p>
          </table:table-cell>
          <table:table-cell table:number-columns-repeated="2"/>
          <table:table-cell table:formula="of:=CONCATENATE(&quot;{ &quot;&quot;id&quot;&quot;: &quot;;0;&quot;, &quot;&quot;bank&quot;&quot;: &quot;&quot;&quot;;[.C54];&quot;&quot;&quot;, &quot;&quot;city&quot;&quot;: &quot;&quot;&quot;;[.D54];&quot;&quot;&quot;, &quot;&quot;bank_code&quot;&quot;: &quot;&quot;&quot;;[.B54];&quot;&quot;&quot;, &quot;&quot;swift_code&quot;&quot;: &quot;&quot;&quot;;TRIM([.A54]);&quot;&quot;&quot; },&quot;)" office:value-type="string" office:string-value="{ &quot;id&quot;: 0, &quot;bank&quot;: &quot;CACEIS BANK, Netherlands Branch&quot;, &quot;city&quot;: &quot;&quot;, &quot;bank_code&quot;: &quot;ISAE&quot;, &quot;swift_code&quot;: &quot;ISAENL2A&quot; }," calcext:value-type="string">
            <text:p>{ "id": 0, "bank": "CACEIS BANK, Netherlands Branch", "city": "", "bank_code": "ISAE", "swift_code": "ISAE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ISBKNL2A</text:p>
          </table:table-cell>
          <table:table-cell table:style-name="ce3" office:value-type="string" calcext:value-type="string">
            <text:p>ISBK</text:p>
          </table:table-cell>
          <table:table-cell table:style-name="ce3" office:value-type="string" calcext:value-type="string">
            <text:p>ISBANK</text:p>
          </table:table-cell>
          <table:table-cell table:number-columns-repeated="2"/>
          <table:table-cell table:formula="of:=CONCATENATE(&quot;{ &quot;&quot;id&quot;&quot;: &quot;;0;&quot;, &quot;&quot;bank&quot;&quot;: &quot;&quot;&quot;;[.C55];&quot;&quot;&quot;, &quot;&quot;city&quot;&quot;: &quot;&quot;&quot;;[.D55];&quot;&quot;&quot;, &quot;&quot;bank_code&quot;&quot;: &quot;&quot;&quot;;[.B55];&quot;&quot;&quot;, &quot;&quot;swift_code&quot;&quot;: &quot;&quot;&quot;;TRIM([.A55]);&quot;&quot;&quot; },&quot;)" office:value-type="string" office:string-value="{ &quot;id&quot;: 0, &quot;bank&quot;: &quot;ISBANK&quot;, &quot;city&quot;: &quot;&quot;, &quot;bank_code&quot;: &quot;ISBK&quot;, &quot;swift_code&quot;: &quot;ISBKNL2A&quot; }," calcext:value-type="string">
            <text:p>{ "id": 0, "bank": "ISBANK", "city": "", "bank_code": "ISBK", "swift_code": "ISBK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KABANL2A</text:p>
          </table:table-cell>
          <table:table-cell table:style-name="ce4" office:value-type="string" calcext:value-type="string">
            <text:p>KABA</text:p>
          </table:table-cell>
          <table:table-cell table:style-name="ce5" office:value-type="string" calcext:value-type="string">
            <text:p>YAPI KREDI BANK</text:p>
          </table:table-cell>
          <table:table-cell table:number-columns-repeated="2"/>
          <table:table-cell table:formula="of:=CONCATENATE(&quot;{ &quot;&quot;id&quot;&quot;: &quot;;0;&quot;, &quot;&quot;bank&quot;&quot;: &quot;&quot;&quot;;[.C56];&quot;&quot;&quot;, &quot;&quot;city&quot;&quot;: &quot;&quot;&quot;;[.D56];&quot;&quot;&quot;, &quot;&quot;bank_code&quot;&quot;: &quot;&quot;&quot;;[.B56];&quot;&quot;&quot;, &quot;&quot;swift_code&quot;&quot;: &quot;&quot;&quot;;TRIM([.A56]);&quot;&quot;&quot; },&quot;)" office:value-type="string" office:string-value="{ &quot;id&quot;: 0, &quot;bank&quot;: &quot;YAPI KREDI BANK&quot;, &quot;city&quot;: &quot;&quot;, &quot;bank_code&quot;: &quot;KABA&quot;, &quot;swift_code&quot;: &quot;KABANL2A&quot; }," calcext:value-type="string">
            <text:p>{ "id": 0, "bank": "YAPI KREDI BANK", "city": "", "bank_code": "KABA", "swift_code": "KABA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KASANL2A</text:p>
          </table:table-cell>
          <table:table-cell table:style-name="ce3" office:value-type="string" calcext:value-type="string">
            <text:p>KASA</text:p>
          </table:table-cell>
          <table:table-cell table:style-name="ce3" office:value-type="string" calcext:value-type="string">
            <text:p>KAS BANK </text:p>
          </table:table-cell>
          <table:table-cell table:number-columns-repeated="2"/>
          <table:table-cell table:formula="of:=CONCATENATE(&quot;{ &quot;&quot;id&quot;&quot;: &quot;;0;&quot;, &quot;&quot;bank&quot;&quot;: &quot;&quot;&quot;;[.C57];&quot;&quot;&quot;, &quot;&quot;city&quot;&quot;: &quot;&quot;&quot;;[.D57];&quot;&quot;&quot;, &quot;&quot;bank_code&quot;&quot;: &quot;&quot;&quot;;[.B57];&quot;&quot;&quot;, &quot;&quot;swift_code&quot;&quot;: &quot;&quot;&quot;;TRIM([.A57]);&quot;&quot;&quot; },&quot;)" office:value-type="string" office:string-value="{ &quot;id&quot;: 0, &quot;bank&quot;: &quot;KAS BANK &quot;, &quot;city&quot;: &quot;&quot;, &quot;bank_code&quot;: &quot;KASA&quot;, &quot;swift_code&quot;: &quot;KASANL2A&quot; }," calcext:value-type="string">
            <text:p>{ "id": 0, "bank": "KAS BANK ", "city": "", "bank_code": "KASA", "swift_code": "KASANL2A" },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KNABNL2H</text:p>
          </table:table-cell>
          <table:table-cell table:number-columns-repeated="2" table:style-name="ce6" office:value-type="string" calcext:value-type="string">
            <text:p>KNAB</text:p>
          </table:table-cell>
          <table:table-cell table:number-columns-repeated="2"/>
          <table:table-cell table:formula="of:=CONCATENATE(&quot;{ &quot;&quot;id&quot;&quot;: &quot;;0;&quot;, &quot;&quot;bank&quot;&quot;: &quot;&quot;&quot;;[.C58];&quot;&quot;&quot;, &quot;&quot;city&quot;&quot;: &quot;&quot;&quot;;[.D58];&quot;&quot;&quot;, &quot;&quot;bank_code&quot;&quot;: &quot;&quot;&quot;;[.B58];&quot;&quot;&quot;, &quot;&quot;swift_code&quot;&quot;: &quot;&quot;&quot;;TRIM([.A58]);&quot;&quot;&quot; },&quot;)" office:value-type="string" office:string-value="{ &quot;id&quot;: 0, &quot;bank&quot;: &quot;KNAB&quot;, &quot;city&quot;: &quot;&quot;, &quot;bank_code&quot;: &quot;KNAB&quot;, &quot;swift_code&quot;: &quot;KNABNL2H&quot; }," calcext:value-type="string">
            <text:p>{ "id": 0, "bank": "KNAB", "city": "", "bank_code": "KNAB", "swift_code": "KNABNL2H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KOEXNL2A</text:p>
          </table:table-cell>
          <table:table-cell table:style-name="ce3" office:value-type="string" calcext:value-type="string">
            <text:p>KOEX</text:p>
          </table:table-cell>
          <table:table-cell table:style-name="ce3" office:value-type="string" calcext:value-type="string">
            <text:p>KEB HANA BANK</text:p>
          </table:table-cell>
          <table:table-cell table:number-columns-repeated="2"/>
          <table:table-cell table:formula="of:=CONCATENATE(&quot;{ &quot;&quot;id&quot;&quot;: &quot;;0;&quot;, &quot;&quot;bank&quot;&quot;: &quot;&quot;&quot;;[.C59];&quot;&quot;&quot;, &quot;&quot;city&quot;&quot;: &quot;&quot;&quot;;[.D59];&quot;&quot;&quot;, &quot;&quot;bank_code&quot;&quot;: &quot;&quot;&quot;;[.B59];&quot;&quot;&quot;, &quot;&quot;swift_code&quot;&quot;: &quot;&quot;&quot;;TRIM([.A59]);&quot;&quot;&quot; },&quot;)" office:value-type="string" office:string-value="{ &quot;id&quot;: 0, &quot;bank&quot;: &quot;KEB HANA BANK&quot;, &quot;city&quot;: &quot;&quot;, &quot;bank_code&quot;: &quot;KOEX&quot;, &quot;swift_code&quot;: &quot;KOEXNL2A&quot; }," calcext:value-type="string">
            <text:p>{ "id": 0, "bank": "KEB HANA BANK", "city": "", "bank_code": "KOEX", "swift_code": "KOEXNL2A" },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KREDNL2X</text:p>
          </table:table-cell>
          <table:table-cell table:style-name="ce5" office:value-type="string" calcext:value-type="string">
            <text:p>KRED</text:p>
          </table:table-cell>
          <table:table-cell table:style-name="ce5" office:value-type="string" calcext:value-type="string">
            <text:p>KBC BANK</text:p>
          </table:table-cell>
          <table:table-cell table:number-columns-repeated="2"/>
          <table:table-cell table:formula="of:=CONCATENATE(&quot;{ &quot;&quot;id&quot;&quot;: &quot;;0;&quot;, &quot;&quot;bank&quot;&quot;: &quot;&quot;&quot;;[.C60];&quot;&quot;&quot;, &quot;&quot;city&quot;&quot;: &quot;&quot;&quot;;[.D60];&quot;&quot;&quot;, &quot;&quot;bank_code&quot;&quot;: &quot;&quot;&quot;;[.B60];&quot;&quot;&quot;, &quot;&quot;swift_code&quot;&quot;: &quot;&quot;&quot;;TRIM([.A60]);&quot;&quot;&quot; },&quot;)" office:value-type="string" office:string-value="{ &quot;id&quot;: 0, &quot;bank&quot;: &quot;KBC BANK&quot;, &quot;city&quot;: &quot;&quot;, &quot;bank_code&quot;: &quot;KRED&quot;, &quot;swift_code&quot;: &quot;KREDNL2X&quot; }," calcext:value-type="string">
            <text:p>{ "id": 0, "bank": "KBC BANK", "city": "", "bank_code": "KRED", "swift_code": "KREDNL2X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OCYNL2A</text:p>
          </table:table-cell>
          <table:table-cell table:style-name="ce3" office:value-type="string" calcext:value-type="string">
            <text:p>LOCY</text:p>
          </table:table-cell>
          <table:table-cell table:style-name="ce3" office:value-type="string" calcext:value-type="string">
            <text:p>LOMBARD ODIER DARIER HENTSCH &amp; CIE</text:p>
          </table:table-cell>
          <table:table-cell table:number-columns-repeated="2"/>
          <table:table-cell table:formula="of:=CONCATENATE(&quot;{ &quot;&quot;id&quot;&quot;: &quot;;0;&quot;, &quot;&quot;bank&quot;&quot;: &quot;&quot;&quot;;[.C61];&quot;&quot;&quot;, &quot;&quot;city&quot;&quot;: &quot;&quot;&quot;;[.D61];&quot;&quot;&quot;, &quot;&quot;bank_code&quot;&quot;: &quot;&quot;&quot;;[.B61];&quot;&quot;&quot;, &quot;&quot;swift_code&quot;&quot;: &quot;&quot;&quot;;TRIM([.A61]);&quot;&quot;&quot; },&quot;)" office:value-type="string" office:string-value="{ &quot;id&quot;: 0, &quot;bank&quot;: &quot;LOMBARD ODIER DARIER HENTSCH &amp; CIE&quot;, &quot;city&quot;: &quot;&quot;, &quot;bank_code&quot;: &quot;LOCY&quot;, &quot;swift_code&quot;: &quot;LOCYNL2A&quot; }," calcext:value-type="string">
            <text:p>{ "id": 0, "bank": "LOMBARD ODIER DARIER HENTSCH &amp; CIE", "city": "", "bank_code": "LOCY", "swift_code": "LOCYNL2A" },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LOYDNL2A</text:p>
          </table:table-cell>
          <table:table-cell table:style-name="ce6" office:value-type="string" calcext:value-type="string">
            <text:p>LOYD</text:p>
          </table:table-cell>
          <table:table-cell table:style-name="ce6" office:value-type="string" calcext:value-type="string">
            <text:p>LLOYDS TSB BANK </text:p>
          </table:table-cell>
          <table:table-cell table:number-columns-repeated="2"/>
          <table:table-cell table:formula="of:=CONCATENATE(&quot;{ &quot;&quot;id&quot;&quot;: &quot;;0;&quot;, &quot;&quot;bank&quot;&quot;: &quot;&quot;&quot;;[.C62];&quot;&quot;&quot;, &quot;&quot;city&quot;&quot;: &quot;&quot;&quot;;[.D62];&quot;&quot;&quot;, &quot;&quot;bank_code&quot;&quot;: &quot;&quot;&quot;;[.B62];&quot;&quot;&quot;, &quot;&quot;swift_code&quot;&quot;: &quot;&quot;&quot;;TRIM([.A62]);&quot;&quot;&quot; },&quot;)" office:value-type="string" office:string-value="{ &quot;id&quot;: 0, &quot;bank&quot;: &quot;LLOYDS TSB BANK &quot;, &quot;city&quot;: &quot;&quot;, &quot;bank_code&quot;: &quot;LOYD&quot;, &quot;swift_code&quot;: &quot;LOYDNL2A&quot; }," calcext:value-type="string">
            <text:p>{ "id": 0, "bank": "LLOYDS TSB BANK ", "city": "", "bank_code": "LOYD", "swift_code": "LOYD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LPLNNL2F</text:p>
          </table:table-cell>
          <table:table-cell table:style-name="ce3" office:value-type="string" calcext:value-type="string">
            <text:p>LPLN</text:p>
          </table:table-cell>
          <table:table-cell table:style-name="ce3" office:value-type="string" calcext:value-type="string">
            <text:p>LEASEPLAN CORPORATION </text:p>
          </table:table-cell>
          <table:table-cell table:number-columns-repeated="2"/>
          <table:table-cell table:formula="of:=CONCATENATE(&quot;{ &quot;&quot;id&quot;&quot;: &quot;;0;&quot;, &quot;&quot;bank&quot;&quot;: &quot;&quot;&quot;;[.C63];&quot;&quot;&quot;, &quot;&quot;city&quot;&quot;: &quot;&quot;&quot;;[.D63];&quot;&quot;&quot;, &quot;&quot;bank_code&quot;&quot;: &quot;&quot;&quot;;[.B63];&quot;&quot;&quot;, &quot;&quot;swift_code&quot;&quot;: &quot;&quot;&quot;;TRIM([.A63]);&quot;&quot;&quot; },&quot;)" office:value-type="string" office:string-value="{ &quot;id&quot;: 0, &quot;bank&quot;: &quot;LEASEPLAN CORPORATION &quot;, &quot;city&quot;: &quot;&quot;, &quot;bank_code&quot;: &quot;LPLN&quot;, &quot;swift_code&quot;: &quot;LPLNNL2F&quot; }," calcext:value-type="string">
            <text:p>{ "id": 0, "bank": "LEASEPLAN CORPORATION ", "city": "", "bank_code": "LPLN", "swift_code": "LPLNNL2F" },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MHCBNL2A</text:p>
          </table:table-cell>
          <table:table-cell table:style-name="ce5" office:value-type="string" calcext:value-type="string">
            <text:p>MHCB</text:p>
          </table:table-cell>
          <table:table-cell table:style-name="ce5" office:value-type="string" calcext:value-type="string">
            <text:p>MIZUHO BANK EUROPE NV</text:p>
          </table:table-cell>
          <table:table-cell table:number-columns-repeated="2"/>
          <table:table-cell table:formula="of:=CONCATENATE(&quot;{ &quot;&quot;id&quot;&quot;: &quot;;0;&quot;, &quot;&quot;bank&quot;&quot;: &quot;&quot;&quot;;[.C64];&quot;&quot;&quot;, &quot;&quot;city&quot;&quot;: &quot;&quot;&quot;;[.D64];&quot;&quot;&quot;, &quot;&quot;bank_code&quot;&quot;: &quot;&quot;&quot;;[.B64];&quot;&quot;&quot;, &quot;&quot;swift_code&quot;&quot;: &quot;&quot;&quot;;TRIM([.A64]);&quot;&quot;&quot; },&quot;)" office:value-type="string" office:string-value="{ &quot;id&quot;: 0, &quot;bank&quot;: &quot;MIZUHO BANK EUROPE NV&quot;, &quot;city&quot;: &quot;&quot;, &quot;bank_code&quot;: &quot;MHCB&quot;, &quot;swift_code&quot;: &quot;MHCBNL2A&quot; }," calcext:value-type="string">
            <text:p>{ "id": 0, "bank": "MIZUHO BANK EUROPE NV", "city": "", "bank_code": "MHCB", "swift_code": "MHCB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MOYONL21</text:p>
          </table:table-cell>
          <table:table-cell table:style-name="ce3" office:value-type="string" calcext:value-type="string">
            <text:p>MOYO</text:p>
          </table:table-cell>
          <table:table-cell table:style-name="ce3" office:value-type="string" calcext:value-type="string">
            <text:p>MONEYOU</text:p>
          </table:table-cell>
          <table:table-cell table:number-columns-repeated="2"/>
          <table:table-cell table:formula="of:=CONCATENATE(&quot;{ &quot;&quot;id&quot;&quot;: &quot;;0;&quot;, &quot;&quot;bank&quot;&quot;: &quot;&quot;&quot;;[.C65];&quot;&quot;&quot;, &quot;&quot;city&quot;&quot;: &quot;&quot;&quot;;[.D65];&quot;&quot;&quot;, &quot;&quot;bank_code&quot;&quot;: &quot;&quot;&quot;;[.B65];&quot;&quot;&quot;, &quot;&quot;swift_code&quot;&quot;: &quot;&quot;&quot;;TRIM([.A65]);&quot;&quot;&quot; },&quot;)" office:value-type="string" office:string-value="{ &quot;id&quot;: 0, &quot;bank&quot;: &quot;MONEYOU&quot;, &quot;city&quot;: &quot;&quot;, &quot;bank_code&quot;: &quot;MOYO&quot;, &quot;swift_code&quot;: &quot;MOYONL21&quot; }," calcext:value-type="string">
            <text:p>{ "id": 0, "bank": "MONEYOU", "city": "", "bank_code": "MOYO", "swift_code": "MOYONL21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NNBANL2G</text:p>
          </table:table-cell>
          <table:table-cell table:style-name="ce4" office:value-type="string" calcext:value-type="string">
            <text:p>NNBA</text:p>
          </table:table-cell>
          <table:table-cell table:style-name="ce5" office:value-type="string" calcext:value-type="string">
            <text:p>NATIONALE-NEDERLANDEN BANK</text:p>
          </table:table-cell>
          <table:table-cell table:number-columns-repeated="2"/>
          <table:table-cell table:formula="of:=CONCATENATE(&quot;{ &quot;&quot;id&quot;&quot;: &quot;;0;&quot;, &quot;&quot;bank&quot;&quot;: &quot;&quot;&quot;;[.C66];&quot;&quot;&quot;, &quot;&quot;city&quot;&quot;: &quot;&quot;&quot;;[.D66];&quot;&quot;&quot;, &quot;&quot;bank_code&quot;&quot;: &quot;&quot;&quot;;[.B66];&quot;&quot;&quot;, &quot;&quot;swift_code&quot;&quot;: &quot;&quot;&quot;;TRIM([.A66]);&quot;&quot;&quot; },&quot;)" office:value-type="string" office:string-value="{ &quot;id&quot;: 0, &quot;bank&quot;: &quot;NATIONALE-NEDERLANDEN BANK&quot;, &quot;city&quot;: &quot;&quot;, &quot;bank_code&quot;: &quot;NNBA&quot;, &quot;swift_code&quot;: &quot;NNBANL2G&quot; }," calcext:value-type="string">
            <text:p>{ "id": 0, "bank": "NATIONALE-NEDERLANDEN BANK", "city": "", "bank_code": "NNBA", "swift_code": "NNBANL2G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NWABNL2G</text:p>
          </table:table-cell>
          <table:table-cell table:style-name="ce3" office:value-type="string" calcext:value-type="string">
            <text:p>NWAB</text:p>
          </table:table-cell>
          <table:table-cell table:style-name="ce3" office:value-type="string" calcext:value-type="string">
            <text:p>NEDERLANDSE WATERSCHAPSBANK</text:p>
          </table:table-cell>
          <table:table-cell table:number-columns-repeated="2"/>
          <table:table-cell table:formula="of:=CONCATENATE(&quot;{ &quot;&quot;id&quot;&quot;: &quot;;0;&quot;, &quot;&quot;bank&quot;&quot;: &quot;&quot;&quot;;[.C67];&quot;&quot;&quot;, &quot;&quot;city&quot;&quot;: &quot;&quot;&quot;;[.D67];&quot;&quot;&quot;, &quot;&quot;bank_code&quot;&quot;: &quot;&quot;&quot;;[.B67];&quot;&quot;&quot;, &quot;&quot;swift_code&quot;&quot;: &quot;&quot;&quot;;TRIM([.A67]);&quot;&quot;&quot; },&quot;)" office:value-type="string" office:string-value="{ &quot;id&quot;: 0, &quot;bank&quot;: &quot;NEDERLANDSE WATERSCHAPSBANK&quot;, &quot;city&quot;: &quot;&quot;, &quot;bank_code&quot;: &quot;NWAB&quot;, &quot;swift_code&quot;: &quot;NWABNL2G&quot; }," calcext:value-type="string">
            <text:p>{ "id": 0, "bank": "NEDERLANDSE WATERSCHAPSBANK", "city": "", "bank_code": "NWAB", "swift_code": "NWABNL2G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PCBCNL2A</text:p>
          </table:table-cell>
          <table:table-cell table:style-name="ce4" office:value-type="string" calcext:value-type="string">
            <text:p>PCBC</text:p>
          </table:table-cell>
          <table:table-cell table:style-name="ce5" office:value-type="string" calcext:value-type="string">
            <text:p>CHINA CONSTRUCTION BANK, AMSTERDAM BRANCH</text:p>
          </table:table-cell>
          <table:table-cell table:number-columns-repeated="2"/>
          <table:table-cell table:formula="of:=CONCATENATE(&quot;{ &quot;&quot;id&quot;&quot;: &quot;;0;&quot;, &quot;&quot;bank&quot;&quot;: &quot;&quot;&quot;;[.C68];&quot;&quot;&quot;, &quot;&quot;city&quot;&quot;: &quot;&quot;&quot;;[.D68];&quot;&quot;&quot;, &quot;&quot;bank_code&quot;&quot;: &quot;&quot;&quot;;[.B68];&quot;&quot;&quot;, &quot;&quot;swift_code&quot;&quot;: &quot;&quot;&quot;;TRIM([.A68]);&quot;&quot;&quot; },&quot;)" office:value-type="string" office:string-value="{ &quot;id&quot;: 0, &quot;bank&quot;: &quot;CHINA CONSTRUCTION BANK, AMSTERDAM BRANCH&quot;, &quot;city&quot;: &quot;&quot;, &quot;bank_code&quot;: &quot;PCBC&quot;, &quot;swift_code&quot;: &quot;PCBCNL2A&quot; }," calcext:value-type="string">
            <text:p>{ "id": 0, "bank": "CHINA CONSTRUCTION BANK, AMSTERDAM BRANCH", "city": "", "bank_code": "PCBC", "swift_code": "PCBC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RABONL2U</text:p>
          </table:table-cell>
          <table:table-cell table:style-name="ce3" office:value-type="string" calcext:value-type="string">
            <text:p>RABO</text:p>
          </table:table-cell>
          <table:table-cell table:style-name="ce3" office:value-type="string" calcext:value-type="string">
            <text:p>RABOBANK</text:p>
          </table:table-cell>
          <table:table-cell table:number-columns-repeated="2"/>
          <table:table-cell table:formula="of:=CONCATENATE(&quot;{ &quot;&quot;id&quot;&quot;: &quot;;0;&quot;, &quot;&quot;bank&quot;&quot;: &quot;&quot;&quot;;[.C69];&quot;&quot;&quot;, &quot;&quot;city&quot;&quot;: &quot;&quot;&quot;;[.D69];&quot;&quot;&quot;, &quot;&quot;bank_code&quot;&quot;: &quot;&quot;&quot;;[.B69];&quot;&quot;&quot;, &quot;&quot;swift_code&quot;&quot;: &quot;&quot;&quot;;TRIM([.A69]);&quot;&quot;&quot; },&quot;)" office:value-type="string" office:string-value="{ &quot;id&quot;: 0, &quot;bank&quot;: &quot;RABOBANK&quot;, &quot;city&quot;: &quot;&quot;, &quot;bank_code&quot;: &quot;RABO&quot;, &quot;swift_code&quot;: &quot;RABONL2U&quot; }," calcext:value-type="string">
            <text:p>{ "id": 0, "bank": "RABOBANK", "city": "", "bank_code": "RABO", "swift_code": "RABONL2U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RBRBNL21</text:p>
          </table:table-cell>
          <table:table-cell table:style-name="ce4" office:value-type="string" calcext:value-type="string">
            <text:p>RBRB</text:p>
          </table:table-cell>
          <table:table-cell table:style-name="ce5" office:value-type="string" calcext:value-type="string">
            <text:p>REGIOBANK</text:p>
          </table:table-cell>
          <table:table-cell table:number-columns-repeated="2"/>
          <table:table-cell table:formula="of:=CONCATENATE(&quot;{ &quot;&quot;id&quot;&quot;: &quot;;0;&quot;, &quot;&quot;bank&quot;&quot;: &quot;&quot;&quot;;[.C70];&quot;&quot;&quot;, &quot;&quot;city&quot;&quot;: &quot;&quot;&quot;;[.D70];&quot;&quot;&quot;, &quot;&quot;bank_code&quot;&quot;: &quot;&quot;&quot;;[.B70];&quot;&quot;&quot;, &quot;&quot;swift_code&quot;&quot;: &quot;&quot;&quot;;TRIM([.A70]);&quot;&quot;&quot; },&quot;)" office:value-type="string" office:string-value="{ &quot;id&quot;: 0, &quot;bank&quot;: &quot;REGIOBANK&quot;, &quot;city&quot;: &quot;&quot;, &quot;bank_code&quot;: &quot;RBRB&quot;, &quot;swift_code&quot;: &quot;RBRBNL21&quot; }," calcext:value-type="string">
            <text:p>{ "id": 0, "bank": "REGIOBANK", "city": "", "bank_code": "RBRB", "swift_code": "RBRBNL21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SNSBNL2A</text:p>
          </table:table-cell>
          <table:table-cell table:style-name="ce3" office:value-type="string" calcext:value-type="string">
            <text:p>SNSB</text:p>
          </table:table-cell>
          <table:table-cell table:style-name="ce3" office:value-type="string" calcext:value-type="string">
            <text:p>SNS</text:p>
          </table:table-cell>
          <table:table-cell table:number-columns-repeated="2"/>
          <table:table-cell table:formula="of:=CONCATENATE(&quot;{ &quot;&quot;id&quot;&quot;: &quot;;0;&quot;, &quot;&quot;bank&quot;&quot;: &quot;&quot;&quot;;[.C71];&quot;&quot;&quot;, &quot;&quot;city&quot;&quot;: &quot;&quot;&quot;;[.D71];&quot;&quot;&quot;, &quot;&quot;bank_code&quot;&quot;: &quot;&quot;&quot;;[.B71];&quot;&quot;&quot;, &quot;&quot;swift_code&quot;&quot;: &quot;&quot;&quot;;TRIM([.A71]);&quot;&quot;&quot; },&quot;)" office:value-type="string" office:string-value="{ &quot;id&quot;: 0, &quot;bank&quot;: &quot;SNS&quot;, &quot;city&quot;: &quot;&quot;, &quot;bank_code&quot;: &quot;SNSB&quot;, &quot;swift_code&quot;: &quot;SNSBNL2A&quot; }," calcext:value-type="string">
            <text:p>{ "id": 0, "bank": "SNS", "city": "", "bank_code": "SNSB", "swift_code": "SNSBNL2A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SOGENL2A</text:p>
          </table:table-cell>
          <table:table-cell table:style-name="ce4" office:value-type="string" calcext:value-type="string">
            <text:p>SOGE</text:p>
          </table:table-cell>
          <table:table-cell table:style-name="ce5" office:value-type="string" calcext:value-type="string">
            <text:p>SOCIETE GENERALE</text:p>
          </table:table-cell>
          <table:table-cell table:number-columns-repeated="2"/>
          <table:table-cell table:formula="of:=CONCATENATE(&quot;{ &quot;&quot;id&quot;&quot;: &quot;;0;&quot;, &quot;&quot;bank&quot;&quot;: &quot;&quot;&quot;;[.C72];&quot;&quot;&quot;, &quot;&quot;city&quot;&quot;: &quot;&quot;&quot;;[.D72];&quot;&quot;&quot;, &quot;&quot;bank_code&quot;&quot;: &quot;&quot;&quot;;[.B72];&quot;&quot;&quot;, &quot;&quot;swift_code&quot;&quot;: &quot;&quot;&quot;;TRIM([.A72]);&quot;&quot;&quot; },&quot;)" office:value-type="string" office:string-value="{ &quot;id&quot;: 0, &quot;bank&quot;: &quot;SOCIETE GENERALE&quot;, &quot;city&quot;: &quot;&quot;, &quot;bank_code&quot;: &quot;SOGE&quot;, &quot;swift_code&quot;: &quot;SOGENL2A&quot; }," calcext:value-type="string">
            <text:p>{ "id": 0, "bank": "SOCIETE GENERALE", "city": "", "bank_code": "SOGE", "swift_code": "SOGE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TRIONL2U</text:p>
          </table:table-cell>
          <table:table-cell table:style-name="ce3" office:value-type="string" calcext:value-type="string">
            <text:p>TRIO</text:p>
          </table:table-cell>
          <table:table-cell table:style-name="ce3" office:value-type="string" calcext:value-type="string">
            <text:p>TRIODOS BANK</text:p>
          </table:table-cell>
          <table:table-cell table:number-columns-repeated="2"/>
          <table:table-cell table:formula="of:=CONCATENATE(&quot;{ &quot;&quot;id&quot;&quot;: &quot;;0;&quot;, &quot;&quot;bank&quot;&quot;: &quot;&quot;&quot;;[.C73];&quot;&quot;&quot;, &quot;&quot;city&quot;&quot;: &quot;&quot;&quot;;[.D73];&quot;&quot;&quot;, &quot;&quot;bank_code&quot;&quot;: &quot;&quot;&quot;;[.B73];&quot;&quot;&quot;, &quot;&quot;swift_code&quot;&quot;: &quot;&quot;&quot;;TRIM([.A73]);&quot;&quot;&quot; },&quot;)" office:value-type="string" office:string-value="{ &quot;id&quot;: 0, &quot;bank&quot;: &quot;TRIODOS BANK&quot;, &quot;city&quot;: &quot;&quot;, &quot;bank_code&quot;: &quot;TRIO&quot;, &quot;swift_code&quot;: &quot;TRIONL2U&quot; }," calcext:value-type="string">
            <text:p>{ "id": 0, "bank": "TRIODOS BANK", "city": "", "bank_code": "TRIO", "swift_code": "TRIONL2U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UGBINL2A</text:p>
          </table:table-cell>
          <table:table-cell table:style-name="ce4" office:value-type="string" calcext:value-type="string">
            <text:p>UGBI</text:p>
          </table:table-cell>
          <table:table-cell table:style-name="ce5" office:value-type="string" calcext:value-type="string">
            <text:p>GARANTIBANK INTERNATIONAL </text:p>
          </table:table-cell>
          <table:table-cell table:number-columns-repeated="2"/>
          <table:table-cell table:formula="of:=CONCATENATE(&quot;{ &quot;&quot;id&quot;&quot;: &quot;;0;&quot;, &quot;&quot;bank&quot;&quot;: &quot;&quot;&quot;;[.C74];&quot;&quot;&quot;, &quot;&quot;city&quot;&quot;: &quot;&quot;&quot;;[.D74];&quot;&quot;&quot;, &quot;&quot;bank_code&quot;&quot;: &quot;&quot;&quot;;[.B74];&quot;&quot;&quot;, &quot;&quot;swift_code&quot;&quot;: &quot;&quot;&quot;;TRIM([.A74]);&quot;&quot;&quot; },&quot;)" office:value-type="string" office:string-value="{ &quot;id&quot;: 0, &quot;bank&quot;: &quot;GARANTIBANK INTERNATIONAL &quot;, &quot;city&quot;: &quot;&quot;, &quot;bank_code&quot;: &quot;UGBI&quot;, &quot;swift_code&quot;: &quot;UGBINL2A&quot; }," calcext:value-type="string">
            <text:p>{ "id": 0, "bank": "GARANTIBANK INTERNATIONAL ", "city": "", "bank_code": "UGBI", "swift_code": "UGBINL2A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VOWANL21</text:p>
          </table:table-cell>
          <table:table-cell table:style-name="ce3" office:value-type="string" calcext:value-type="string">
            <text:p>VOWA</text:p>
          </table:table-cell>
          <table:table-cell table:style-name="ce3" office:value-type="string" calcext:value-type="string">
            <text:p>VOLKSWAGEN BANK</text:p>
          </table:table-cell>
          <table:table-cell table:number-columns-repeated="2"/>
          <table:table-cell table:formula="of:=CONCATENATE(&quot;{ &quot;&quot;id&quot;&quot;: &quot;;0;&quot;, &quot;&quot;bank&quot;&quot;: &quot;&quot;&quot;;[.C75];&quot;&quot;&quot;, &quot;&quot;city&quot;&quot;: &quot;&quot;&quot;;[.D75];&quot;&quot;&quot;, &quot;&quot;bank_code&quot;&quot;: &quot;&quot;&quot;;[.B75];&quot;&quot;&quot;, &quot;&quot;swift_code&quot;&quot;: &quot;&quot;&quot;;TRIM([.A75]);&quot;&quot;&quot; },&quot;)" office:value-type="string" office:string-value="{ &quot;id&quot;: 0, &quot;bank&quot;: &quot;VOLKSWAGEN BANK&quot;, &quot;city&quot;: &quot;&quot;, &quot;bank_code&quot;: &quot;VOWA&quot;, &quot;swift_code&quot;: &quot;VOWANL21&quot; }," calcext:value-type="string">
            <text:p>{ "id": 0, "bank": "VOLKSWAGEN BANK", "city": "", "bank_code": "VOWA", "swift_code": "VOWANL21" },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VPAYNL22</text:p>
          </table:table-cell>
          <table:table-cell table:style-name="ce4" office:value-type="string" calcext:value-type="string">
            <text:p>VPAY</text:p>
          </table:table-cell>
          <table:table-cell table:style-name="ce5" office:value-type="string" calcext:value-type="string">
            <text:p>VIVA PAYMENT SERVICES S.A.</text:p>
          </table:table-cell>
          <table:table-cell table:number-columns-repeated="2"/>
          <table:table-cell table:formula="of:=CONCATENATE(&quot;{ &quot;&quot;id&quot;&quot;: &quot;;0;&quot;, &quot;&quot;bank&quot;&quot;: &quot;&quot;&quot;;[.C76];&quot;&quot;&quot;, &quot;&quot;city&quot;&quot;: &quot;&quot;&quot;;[.D76];&quot;&quot;&quot;, &quot;&quot;bank_code&quot;&quot;: &quot;&quot;&quot;;[.B76];&quot;&quot;&quot;, &quot;&quot;swift_code&quot;&quot;: &quot;&quot;&quot;;TRIM([.A76]);&quot;&quot;&quot; },&quot;)" office:value-type="string" office:string-value="{ &quot;id&quot;: 0, &quot;bank&quot;: &quot;VIVA PAYMENT SERVICES S.A.&quot;, &quot;city&quot;: &quot;&quot;, &quot;bank_code&quot;: &quot;VPAY&quot;, &quot;swift_code&quot;: &quot;VPAYNL22&quot; }," calcext:value-type="string">
            <text:p>{ "id": 0, "bank": "VIVA PAYMENT SERVICES S.A.", "city": "", "bank_code": "VPAY", "swift_code": "VPAYNL22" },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ZWLBNL21</text:p>
          </table:table-cell>
          <table:table-cell table:style-name="ce3" office:value-type="string" calcext:value-type="string">
            <text:p>ZWLB</text:p>
          </table:table-cell>
          <table:table-cell table:style-name="ce3" office:value-type="string" calcext:value-type="string">
            <text:p>SNS ( ex ZWITSERLEVENBANK)</text:p>
          </table:table-cell>
          <table:table-cell table:number-columns-repeated="2"/>
          <table:table-cell table:formula="of:=CONCATENATE(&quot;{ &quot;&quot;id&quot;&quot;: &quot;;0;&quot;, &quot;&quot;bank&quot;&quot;: &quot;&quot;&quot;;[.C77];&quot;&quot;&quot;, &quot;&quot;city&quot;&quot;: &quot;&quot;&quot;;[.D77];&quot;&quot;&quot;, &quot;&quot;bank_code&quot;&quot;: &quot;&quot;&quot;;[.B77];&quot;&quot;&quot;, &quot;&quot;swift_code&quot;&quot;: &quot;&quot;&quot;;TRIM([.A77]);&quot;&quot;&quot; },&quot;)" office:value-type="string" office:string-value="{ &quot;id&quot;: 0, &quot;bank&quot;: &quot;SNS ( ex ZWITSERLEVENBANK)&quot;, &quot;city&quot;: &quot;&quot;, &quot;bank_code&quot;: &quot;ZWLB&quot;, &quot;swift_code&quot;: &quot;ZWLBNL21&quot; }," calcext:value-type="string">
            <text:p>{ "id": 0, "bank": "SNS ( ex ZWITSERLEVENBANK)", "city": "", "bank_code": "ZWLB", "swift_code": "ZWLBNL21" },</text:p>
          </table:table-cell>
          <table:table-cell table:number-columns-repeated="1018"/>
        </table:table-row>
        <table:table-row table:style-name="ro4" table:number-rows-repeated="104849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1.9cm" fo:margin-left="1.799cm" fo:margin-right="1.79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BIC-lijst" style:display-name="PageStyle_BIC-lij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rend Jan Beugel</meta:initial-creator>
    <meta:creation-date>2012-06-13T11:00:42</meta:creation-date>
    <dc:date>2020-08-31T20:58:50.229000000</dc:date>
    <meta:generator>LibreOffice/7.0.0.3$Windows_X86_64 LibreOffice_project/8061b3e9204bef6b321a21033174034a5e2ea88e</meta:generator>
    <meta:editing-duration>PT6M42S</meta:editing-duration>
    <meta:editing-cycles>1</meta:editing-cycles>
    <meta:document-statistic meta:table-count="1" meta:cell-count="304" meta:object-count="0"/>
    <meta:user-defined meta:name="AppVersion">16.0300</meta:user-defined>
    <meta:user-defined meta:name="ContentTypeId">0x0101007DD5919B08B9894F987247A90D312A8A</meta:user-defined>
    <meta:user-defined meta:name="Order" meta:value-type="float">100</meta:user-defined>
  </office:meta>
</office:document-meta>
</file>